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45cm"/>
    </style:style>
    <style:style style:name="co2" style:family="table-column">
      <style:table-column-properties fo:break-before="auto" style:column-width="1.436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09cm"/>
    </style:style>
    <style:style style:name="co5" style:family="table-column">
      <style:table-column-properties fo:break-before="auto" style:column-width="1.014cm"/>
    </style:style>
    <style:style style:name="co6" style:family="table-column">
      <style:table-column-properties fo:break-before="auto" style:column-width="1.909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1.473cm"/>
    </style:style>
    <style:style style:name="co9" style:family="table-column">
      <style:table-column-properties fo:break-before="auto" style:column-width="1.76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2">
      <style:table-cell-properties fo:border="0.002cm solid #000000"/>
    </style:style>
    <style:style style:name="ce3" style:family="table-cell" style:parent-style-name="Default" style:data-style-name="N107">
      <style:table-cell-properties fo:border="0.002cm solid #000000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row table:style-name="ro1">
          <table:table-cell table:style-name="ce1" office:value-type="string">
            <text:p>np</text:p>
          </table:table-cell>
          <table:table-cell table:style-name="ce1" office:value-type="string">
            <text:p>nx</text:p>
          </table:table-cell>
          <table:table-cell table:style-name="ce1" office:value-type="string">
            <text:p>ny</text:p>
          </table:table-cell>
          <table:table-cell table:style-name="ce1" office:value-type="string">
            <text:p>nz</text:p>
          </table:table-cell>
          <table:table-cell table:style-name="ce1" office:value-type="string">
            <text:p>surface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mean_CV</text:p>
          </table:table-cell>
          <table:table-cell table:style-name="ce1" office:value-type="string">
            <text:p>mean_virial</text:p>
          </table:table-cell>
          <table:table-cell table:style-name="ce1" office:value-type="string">
            <text:p>std_CV</text:p>
          </table:table-cell>
          <table:table-cell table:style-name="ce1" office:value-type="string">
            <text:p>std_virial</text:p>
          </table:table-cell>
          <table:table-cell table:number-columns-repeated="2"/>
          <table:table-cell>
            <draw:frame table:end-cell-address="Sheet1.U22" table:end-x="2.159cm" table:end-y="0.05cm" draw:z-index="2" draw:style-name="gr1" svg:width="15.999cm" svg:height="8.98cm" svg:x="1.967cm" svg:y="0cm">
              <draw:object draw:notify-on-update-of-ranges="Sheet1.G2:Sheet1.G13 Sheet1.H1:Sheet1.H1 Sheet1.H2:Sheet1.H13 Sheet1.G2:Sheet1.G13 Sheet1.I1:Sheet1.I1 Sheet1.I2:Sheet1.I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style-name="ce1" office:value-type="float" office:value="108">
            <text:p>108</text:p>
          </table:table-cell>
          <table:table-cell table:number-columns-repeated="3" table:style-name="ce1" office:value-type="float" office:value="5.1299">
            <text:p>5.1299</text:p>
          </table:table-cell>
          <table:table-cell table:formula="of:=2*[.B2]*[.C2]+2*[.B2]*[.D2]+2*[.C2]*[.D2]" office:value-type="float" office:value="157.89524406">
            <text:p>157.90</text:p>
          </table:table-cell>
          <table:table-cell table:formula="of:=[.B2]*[.C2]*[.D2]" office:value-type="float" office:value="134.997802083899">
            <text:p>135.00</text:p>
          </table:table-cell>
          <table:table-cell table:formula="of:=[.E2]/[.F2]" office:value-type="float" office:value="1.16961344275717">
            <text:p>1.17</text:p>
          </table:table-cell>
          <table:table-cell table:style-name="ce1" office:value-type="float" office:value="3.9246">
            <text:p>3.9246</text:p>
          </table:table-cell>
          <table:table-cell table:style-name="ce3" office:value-type="float" office:value="4.2287">
            <text:p>4.229</text:p>
          </table:table-cell>
          <table:table-cell table:style-name="ce3" office:value-type="float" office:value="0.66944">
            <text:p>0.669</text:p>
          </table:table-cell>
          <table:table-cell table:style-name="ce3" office:value-type="float" office:value="0.25833">
            <text:p>0.258</text:p>
          </table:table-cell>
          <table:table-cell table:number-columns-repeated="6"/>
        </table:table-row>
        <table:table-row table:style-name="ro1">
          <table:table-cell table:style-name="ce1" office:value-type="float" office:value="256">
            <text:p>256</text:p>
          </table:table-cell>
          <table:table-cell table:number-columns-repeated="3" table:style-name="ce1" office:value-type="float" office:value="6.8399">
            <text:p>6.8399</text:p>
          </table:table-cell>
          <table:table-cell table:formula="of:=2*[.B3]*[.C3]+2*[.B3]*[.D3]+2*[.C3]*[.D3]" office:value-type="float" office:value="280.70539206">
            <text:p>280.71</text:p>
          </table:table-cell>
          <table:table-cell table:formula="of:=[.B3]*[.C3]*[.D3]" office:value-type="float" office:value="319.999468525199">
            <text:p>320.00</text:p>
          </table:table-cell>
          <table:table-cell table:formula="of:=[.E3]/[.F3]" office:value-type="float" office:value="0.877205807102443">
            <text:p>0.88</text:p>
          </table:table-cell>
          <table:table-cell table:style-name="ce1" office:value-type="float" office:value="4.0312">
            <text:p>4.0312</text:p>
          </table:table-cell>
          <table:table-cell table:style-name="ce3" office:value-type="float" office:value="4.2725">
            <text:p>4.273</text:p>
          </table:table-cell>
          <table:table-cell table:style-name="ce3" office:value-type="float" office:value="0.51327">
            <text:p>0.513</text:p>
          </table:table-cell>
          <table:table-cell table:style-name="ce3" office:value-type="float" office:value="0.179">
            <text:p>0.179</text:p>
          </table:table-cell>
          <table:table-cell table:number-columns-repeated="6"/>
        </table:table-row>
        <table:table-row table:style-name="ro1">
          <table:table-cell table:style-name="ce1" office:value-type="float" office:value="500">
            <text:p>500</text:p>
          </table:table-cell>
          <table:table-cell table:number-columns-repeated="3" table:style-name="ce1" office:value-type="float" office:value="8.5499">
            <text:p>8.5499</text:p>
          </table:table-cell>
          <table:table-cell table:formula="of:=2*[.B4]*[.C4]+2*[.B4]*[.D4]+2*[.C4]*[.D4]" office:value-type="float" office:value="438.60474006">
            <text:p>438.60</text:p>
          </table:table-cell>
          <table:table-cell table:formula="of:=[.B4]*[.C4]*[.D4]" office:value-type="float" office:value="625.004444506499">
            <text:p>625.00</text:p>
          </table:table-cell>
          <table:table-cell table:formula="of:=[.E4]/[.F4]" office:value-type="float" office:value="0.701762593714546">
            <text:p>0.70</text:p>
          </table:table-cell>
          <table:table-cell table:style-name="ce1" office:value-type="float" office:value="4.052">
            <text:p>4.052</text:p>
          </table:table-cell>
          <table:table-cell table:style-name="ce3" office:value-type="float" office:value="4.2596">
            <text:p>4.260</text:p>
          </table:table-cell>
          <table:table-cell table:style-name="ce3" office:value-type="float" office:value="0.42469">
            <text:p>0.425</text:p>
          </table:table-cell>
          <table:table-cell table:style-name="ce3" office:value-type="float" office:value="0.12295">
            <text:p>0.123</text:p>
          </table:table-cell>
          <table:table-cell table:number-columns-repeated="6"/>
        </table:table-row>
        <table:table-row table:style-name="ro1">
          <table:table-cell table:style-name="ce1" office:value-type="float" office:value="864">
            <text:p>864</text:p>
          </table:table-cell>
          <table:table-cell table:number-columns-repeated="3" table:style-name="ce1" office:value-type="float" office:value="10.26">
            <text:p>10.26</text:p>
          </table:table-cell>
          <table:table-cell table:formula="of:=2*[.B5]*[.C5]+2*[.B5]*[.D5]+2*[.C5]*[.D5]" office:value-type="float" office:value="631.6056">
            <text:p>631.61</text:p>
          </table:table-cell>
          <table:table-cell table:formula="of:=[.B5]*[.C5]*[.D5]" office:value-type="float" office:value="1080.045576">
            <text:p>1080.05</text:p>
          </table:table-cell>
          <table:table-cell table:formula="of:=[.E5]/[.F5]" office:value-type="float" office:value="0.584795321637427">
            <text:p>0.58</text:p>
          </table:table-cell>
          <table:table-cell table:style-name="ce1" office:value-type="float" office:value="4.1423">
            <text:p>4.1423</text:p>
          </table:table-cell>
          <table:table-cell table:style-name="ce3" office:value-type="float" office:value="4.2888">
            <text:p>4.289</text:p>
          </table:table-cell>
          <table:table-cell table:style-name="ce3" office:value-type="float" office:value="0.36682">
            <text:p>0.367</text:p>
          </table:table-cell>
          <table:table-cell table:style-name="ce3" office:value-type="float" office:value="0.098571">
            <text:p>0.099</text:p>
          </table:table-cell>
          <table:table-cell table:number-columns-repeated="6"/>
        </table:table-row>
        <table:table-row table:style-name="ro1">
          <table:table-cell table:style-name="ce1" office:value-type="float" office:value="1372">
            <text:p>1372</text:p>
          </table:table-cell>
          <table:table-cell table:number-columns-repeated="3" table:style-name="ce1" office:value-type="float" office:value="11.97">
            <text:p>11.97</text:p>
          </table:table-cell>
          <table:table-cell table:formula="of:=2*[.B6]*[.C6]+2*[.B6]*[.D6]+2*[.C6]*[.D6]" office:value-type="float" office:value="859.6854">
            <text:p>859.69</text:p>
          </table:table-cell>
          <table:table-cell table:formula="of:=[.B6]*[.C6]*[.D6]" office:value-type="float" office:value="1715.072373">
            <text:p>1715.07</text:p>
          </table:table-cell>
          <table:table-cell table:formula="of:=[.E6]/[.F6]" office:value-type="float" office:value="0.50125313283208">
            <text:p>0.50</text:p>
          </table:table-cell>
          <table:table-cell table:style-name="ce1" office:value-type="float" office:value="4.168">
            <text:p>4.168</text:p>
          </table:table-cell>
          <table:table-cell table:style-name="ce3" office:value-type="float" office:value="4.2874">
            <text:p>4.287</text:p>
          </table:table-cell>
          <table:table-cell table:style-name="ce3" office:value-type="float" office:value="0.29855">
            <text:p>0.299</text:p>
          </table:table-cell>
          <table:table-cell table:style-name="ce3" office:value-type="float" office:value="0.082091">
            <text:p>0.082</text:p>
          </table:table-cell>
          <table:table-cell table:number-columns-repeated="6"/>
        </table:table-row>
        <table:table-row table:style-name="ro1">
          <table:table-cell table:style-name="ce1" office:value-type="float" office:value="2916">
            <text:p>2916</text:p>
          </table:table-cell>
          <table:table-cell table:number-columns-repeated="3" table:style-name="ce1" office:value-type="float" office:value="15.39">
            <text:p>15.39</text:p>
          </table:table-cell>
          <table:table-cell table:formula="of:=2*[.B7]*[.C7]+2*[.B7]*[.D7]+2*[.C7]*[.D7]" office:value-type="float" office:value="1421.1126">
            <text:p>1421.11</text:p>
          </table:table-cell>
          <table:table-cell table:formula="of:=[.B7]*[.C7]*[.D7]" office:value-type="float" office:value="3645.153819">
            <text:p>3645.15</text:p>
          </table:table-cell>
          <table:table-cell table:formula="of:=[.E7]/[.F7]" office:value-type="float" office:value="0.389863547758285">
            <text:p>0.39</text:p>
          </table:table-cell>
          <table:table-cell table:style-name="ce1" office:value-type="float" office:value="4.1805">
            <text:p>4.1805</text:p>
          </table:table-cell>
          <table:table-cell table:style-name="ce3" office:value-type="float" office:value="4.2845">
            <text:p>4.285</text:p>
          </table:table-cell>
          <table:table-cell table:style-name="ce3" office:value-type="float" office:value="0.254">
            <text:p>0.254</text:p>
          </table:table-cell>
          <table:table-cell table:style-name="ce3" office:value-type="float" office:value="0.058968">
            <text:p>0.059</text:p>
          </table:table-cell>
          <table:table-cell table:number-columns-repeated="6"/>
        </table:table-row>
        <table:table-row table:style-name="ro1">
          <table:table-cell table:style-name="ce1" office:value-type="float" office:value="972">
            <text:p>972</text:p>
          </table:table-cell>
          <table:table-cell table:style-name="ce1" office:value-type="float" office:value="5.1299">
            <text:p>5.1299</text:p>
          </table:table-cell>
          <table:table-cell table:number-columns-repeated="2" table:style-name="ce1" office:value-type="float" office:value="15.39">
            <text:p>15.39</text:p>
          </table:table-cell>
          <table:table-cell table:formula="of:=2*[.B8]*[.C8]+2*[.B8]*[.D8]+2*[.C8]*[.D8]" office:value-type="float" office:value="789.500844">
            <text:p>789.50</text:p>
          </table:table-cell>
          <table:table-cell table:formula="of:=[.B8]*[.C8]*[.D8]" office:value-type="float" office:value="1215.02758779">
            <text:p>1215.03</text:p>
          </table:table-cell>
          <table:table-cell table:formula="of:=[.E8]/[.F8]" office:value-type="float" office:value="0.649780179424579">
            <text:p>0.65</text:p>
          </table:table-cell>
          <table:table-cell table:style-name="ce1" office:value-type="float" office:value="4.091">
            <text:p>4.091</text:p>
          </table:table-cell>
          <table:table-cell table:style-name="ce3" office:value-type="float" office:value="4.2682">
            <text:p>4.268</text:p>
          </table:table-cell>
          <table:table-cell table:style-name="ce3" office:value-type="float" office:value="0.36556">
            <text:p>0.366</text:p>
          </table:table-cell>
          <table:table-cell table:style-name="ce3" office:value-type="float" office:value="0.096132">
            <text:p>0.096</text:p>
          </table:table-cell>
          <table:table-cell table:number-columns-repeated="6"/>
        </table:table-row>
        <table:table-row table:style-name="ro1">
          <table:table-cell table:style-name="ce1" office:value-type="float" office:value="324">
            <text:p>324</text:p>
          </table:table-cell>
          <table:table-cell table:style-name="ce1" office:value-type="float" office:value="5.1299">
            <text:p>5.1299</text:p>
          </table:table-cell>
          <table:table-cell table:style-name="ce1" office:value-type="float" office:value="15.39">
            <text:p>15.39</text:p>
          </table:table-cell>
          <table:table-cell table:style-name="ce1" office:value-type="float" office:value="5.1299">
            <text:p>5.1299</text:p>
          </table:table-cell>
          <table:table-cell table:formula="of:=2*[.B9]*[.C9]+2*[.B9]*[.D9]+2*[.C9]*[.D9]" office:value-type="float" office:value="368.42839202">
            <text:p>368.43</text:p>
          </table:table-cell>
          <table:table-cell table:formula="of:=[.B9]*[.C9]*[.D9]" office:value-type="float" office:value="405.0013010139">
            <text:p>405.00</text:p>
          </table:table-cell>
          <table:table-cell table:formula="of:=[.E9]/[.F9]" office:value-type="float" office:value="0.909696811090874">
            <text:p>0.91</text:p>
          </table:table-cell>
          <table:table-cell table:style-name="ce1" office:value-type="float" office:value="4.0011">
            <text:p>4.0011</text:p>
          </table:table-cell>
          <table:table-cell table:style-name="ce3" office:value-type="float" office:value="4.258">
            <text:p>4.258</text:p>
          </table:table-cell>
          <table:table-cell table:style-name="ce3" office:value-type="float" office:value="0.5462">
            <text:p>0.546</text:p>
          </table:table-cell>
          <table:table-cell table:style-name="ce3" office:value-type="float" office:value="0.15302">
            <text:p>0.153</text:p>
          </table:table-cell>
          <table:table-cell table:number-columns-repeated="6"/>
        </table:table-row>
        <table:table-row table:style-name="ro1">
          <table:table-cell table:style-name="ce1" office:value-type="float" office:value="2160">
            <text:p>2160</text:p>
          </table:table-cell>
          <table:table-cell table:style-name="ce1" office:value-type="float" office:value="5.1299">
            <text:p>5.1299</text:p>
          </table:table-cell>
          <table:table-cell table:style-name="ce1" office:value-type="float" office:value="102.6">
            <text:p>102.6</text:p>
          </table:table-cell>
          <table:table-cell table:style-name="ce1" office:value-type="float" office:value="5.1299">
            <text:p>5.1299</text:p>
          </table:table-cell>
          <table:table-cell table:formula="of:=2*[.B10]*[.C10]+2*[.B10]*[.D10]+2*[.C10]*[.D10]" office:value-type="float" office:value="2157.94270802">
            <text:p>2157.94</text:p>
          </table:table-cell>
          <table:table-cell table:formula="of:=[.B10]*[.C10]*[.D10]" office:value-type="float" office:value="2700.008673426">
            <text:p>2700.01</text:p>
          </table:table-cell>
          <table:table-cell table:formula="of:=[.E10]/[.F10]" office:value-type="float" office:value="0.79923547255936">
            <text:p>0.80</text:p>
          </table:table-cell>
          <table:table-cell table:style-name="ce1" office:value-type="float" office:value="4.0819">
            <text:p>4.0819</text:p>
          </table:table-cell>
          <table:table-cell table:style-name="ce3" office:value-type="float" office:value="4.2755">
            <text:p>4.276</text:p>
          </table:table-cell>
          <table:table-cell table:style-name="ce3" office:value-type="float" office:value="0.43418">
            <text:p>0.434</text:p>
          </table:table-cell>
          <table:table-cell table:style-name="ce3" office:value-type="float" office:value="0.069305">
            <text:p>0.069</text:p>
          </table:table-cell>
          <table:table-cell table:number-columns-repeated="6"/>
        </table:table-row>
        <table:table-row table:style-name="ro1">
          <table:table-cell table:style-name="ce1" office:value-type="float" office:value="32000">
            <text:p>32000</text:p>
          </table:table-cell>
          <table:table-cell table:number-columns-repeated="3" table:style-name="ce1" office:value-type="float" office:value="34.2">
            <text:p>34.2</text:p>
          </table:table-cell>
          <table:table-cell table:formula="of:=2*[.B11]*[.C11]+2*[.B11]*[.D11]+2*[.C11]*[.D11]" office:value-type="float" office:value="7017.84">
            <text:p>7017.84</text:p>
          </table:table-cell>
          <table:table-cell table:formula="of:=[.B11]*[.C11]*[.D11]" office:value-type="float" office:value="40001.688">
            <text:p>40001.69</text:p>
          </table:table-cell>
          <table:table-cell table:formula="of:=[.E11]/[.F11]" office:value-type="float" office:value="0.175438596491228">
            <text:p>0.18</text:p>
          </table:table-cell>
          <table:table-cell table:style-name="ce1" office:value-type="float" office:value="4.2532">
            <text:p>4.2532</text:p>
          </table:table-cell>
          <table:table-cell table:style-name="ce3" office:value-type="float" office:value="4.2886">
            <text:p>4.289</text:p>
          </table:table-cell>
          <table:table-cell table:style-name="ce3" office:value-type="float" office:value="0.11441">
            <text:p>0.114</text:p>
          </table:table-cell>
          <table:table-cell table:style-name="ce3" office:value-type="float" office:value="0.038389">
            <text:p>0.038</text:p>
          </table:table-cell>
          <table:table-cell table:number-columns-repeated="6"/>
        </table:table-row>
        <table:table-row table:style-name="ro1">
          <table:table-cell table:style-name="ce1" office:value-type="float" office:value="3072">
            <text:p>3072</text:p>
          </table:table-cell>
          <table:table-cell table:style-name="ce1" office:value-type="float" office:value="27.36">
            <text:p>27.36</text:p>
          </table:table-cell>
          <table:table-cell table:style-name="ce1" office:value-type="float" office:value="5.1299">
            <text:p>5.1299</text:p>
          </table:table-cell>
          <table:table-cell table:style-name="ce1" office:value-type="float" office:value="27.36">
            <text:p>27.36</text:p>
          </table:table-cell>
          <table:table-cell table:formula="of:=2*[.B12]*[.C12]+2*[.B12]*[.D12]+2*[.C12]*[.D12]" office:value-type="float" office:value="2058.555456">
            <text:p>2058.56</text:p>
          </table:table-cell>
          <table:table-cell table:formula="of:=[.B12]*[.C12]*[.D12]" office:value-type="float" office:value="3840.08719104">
            <text:p>3840.09</text:p>
          </table:table-cell>
          <table:table-cell table:formula="of:=[.E12]/[.F12]" office:value-type="float" office:value="0.53606997799508">
            <text:p>0.54</text:p>
          </table:table-cell>
          <table:table-cell table:style-name="ce1" office:value-type="float" office:value="4.1363">
            <text:p>4.1363</text:p>
          </table:table-cell>
          <table:table-cell table:style-name="ce3" office:value-type="float" office:value="4.2792">
            <text:p>4.279</text:p>
          </table:table-cell>
          <table:table-cell table:style-name="ce3" office:value-type="float" office:value="0.27194">
            <text:p>0.272</text:p>
          </table:table-cell>
          <table:table-cell table:style-name="ce3" office:value-type="float" office:value="0.056751">
            <text:p>0.057</text:p>
          </table:table-cell>
          <table:table-cell table:number-columns-repeated="6"/>
        </table:table-row>
        <table:table-row table:style-name="ro1">
          <table:table-cell table:style-name="ce1" office:value-type="float" office:value="108">
            <text:p>108</text:p>
          </table:table-cell>
          <table:table-cell table:number-columns-repeated="3" table:style-name="ce1" office:value-type="float" office:value="5.1299">
            <text:p>5.1299</text:p>
          </table:table-cell>
          <table:table-cell table:formula="of:=2*[.B13]*[.C13]+2*[.B13]*[.D13]+2*[.C13]*[.D13]" office:value-type="float" office:value="157.89524406">
            <text:p>157.90</text:p>
          </table:table-cell>
          <table:table-cell table:formula="of:=[.B13]*[.C13]*[.D13]" office:value-type="float" office:value="134.997802083899">
            <text:p>135.00</text:p>
          </table:table-cell>
          <table:table-cell table:formula="of:=[.E13]/[.F13]" office:value-type="float" office:value="1.16961344275717">
            <text:p>1.17</text:p>
          </table:table-cell>
          <table:table-cell table:style-name="ce1" office:value-type="float" office:value="3.9298">
            <text:p>3.9298</text:p>
          </table:table-cell>
          <table:table-cell table:style-name="ce3" office:value-type="float" office:value="4.234">
            <text:p>4.234</text:p>
          </table:table-cell>
          <table:table-cell table:style-name="ce3" office:value-type="float" office:value="0.68579">
            <text:p>0.686</text:p>
          </table:table-cell>
          <table:table-cell table:style-name="ce3" office:value-type="float" office:value="0.25767">
            <text:p>0.25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2"/>
          <table:table-cell>
            <draw:frame table:end-cell-address="Sheet1.S46" table:end-x="2.089cm" table:end-y="0.027cm" draw:z-index="4" draw:style-name="gr1" svg:width="15.307cm" svg:height="12.021cm" svg:x="0.331cm" svg:y="0.338cm">
              <draw:object draw:notify-on-update-of-ranges="Sheet1.G38:Sheet1.G52 Sheet1.H38:Sheet1.H52 Sheet1.J38:Sheet1.J52 Sheet1.J38:Sheet1.J52 Sheet1.G38:Sheet1.G52 Sheet1.I38:Sheet1.I52 Sheet1.K38:Sheet1.K52 Sheet1.K38:Sheet1.K5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08">
            <text:p>108</text:p>
          </table:table-cell>
          <table:table-cell table:number-columns-repeated="3" office:value-type="float" office:value="5.1299">
            <text:p>5.1299</text:p>
          </table:table-cell>
          <table:table-cell table:formula="of:=2*[.B19]*[.C19]+2*[.B19]*[.D19]+2*[.C19]*[.D19]" office:value-type="float" office:value="157.89524406">
            <text:p>157.90</text:p>
          </table:table-cell>
          <table:table-cell table:formula="of:=[.B19]*[.C19]*[.D19]" office:value-type="float" office:value="134.997802083899">
            <text:p>135.00</text:p>
          </table:table-cell>
          <table:table-cell table:formula="of:=[.E19]/[.F19]" office:value-type="float" office:value="1.16961344275717">
            <text:p>1.17</text:p>
          </table:table-cell>
          <table:table-cell office:value-type="float" office:value="4.0002">
            <text:p>4.0002</text:p>
          </table:table-cell>
          <table:table-cell office:value-type="float" office:value="4.2716">
            <text:p>4.2716</text:p>
          </table:table-cell>
          <table:table-cell office:value-type="float" office:value="0.67936">
            <text:p>0.67936</text:p>
          </table:table-cell>
          <table:table-cell office:value-type="float" office:value="0.24017">
            <text:p>0.24017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number-columns-repeated="2" office:value-type="float" office:value="5.1299">
            <text:p>5.1299</text:p>
          </table:table-cell>
          <table:table-cell office:value-type="float" office:value="6.8399">
            <text:p>6.8399</text:p>
          </table:table-cell>
          <table:table-cell table:formula="of:=2*[.B20]*[.C20]+2*[.B20]*[.D20]+2*[.C20]*[.D20]" office:value-type="float" office:value="192.98376006">
            <text:p>192.98</text:p>
          </table:table-cell>
          <table:table-cell table:formula="of:=[.B20]*[.C20]*[.D20]" office:value-type="float" office:value="179.997946640999">
            <text:p>180.00</text:p>
          </table:table-cell>
          <table:table-cell table:formula="of:=[.E20]/[.F20]" office:value-type="float" office:value="1.07214423087226">
            <text:p>1.07</text:p>
          </table:table-cell>
          <table:table-cell office:value-type="float" office:value="3.9534">
            <text:p>3.9534</text:p>
          </table:table-cell>
          <table:table-cell office:value-type="float" office:value="4.2528">
            <text:p>4.2528</text:p>
          </table:table-cell>
          <table:table-cell office:value-type="float" office:value="0.62228">
            <text:p>0.62228</text:p>
          </table:table-cell>
          <table:table-cell office:value-type="float" office:value="0.2183">
            <text:p>0.2183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5.1299">
            <text:p>5.1299</text:p>
          </table:table-cell>
          <table:table-cell office:value-type="float" office:value="8.5499">
            <text:p>8.5499</text:p>
          </table:table-cell>
          <table:table-cell table:formula="of:=2*[.B21]*[.C21]+2*[.B21]*[.D21]+2*[.C21]*[.D21]" office:value-type="float" office:value="228.07227606">
            <text:p>228.07</text:p>
          </table:table-cell>
          <table:table-cell table:formula="of:=[.B21]*[.C21]*[.D21]" office:value-type="float" office:value="224.998091198099">
            <text:p>225.00</text:p>
          </table:table-cell>
          <table:table-cell table:formula="of:=[.E21]/[.F21]" office:value-type="float" office:value="1.01366315974296">
            <text:p>1.01</text:p>
          </table:table-cell>
          <table:table-cell office:value-type="float" office:value="3.9781">
            <text:p>3.9781</text:p>
          </table:table-cell>
          <table:table-cell office:value-type="float" office:value="4.2547">
            <text:p>4.2547</text:p>
          </table:table-cell>
          <table:table-cell office:value-type="float" office:value="0.57597">
            <text:p>0.57597</text:p>
          </table:table-cell>
          <table:table-cell office:value-type="float" office:value="0.21201">
            <text:p>0.21201</text:p>
          </table:table-cell>
          <table:table-cell office:value-type="float" office:value="11000">
            <text:p>11000</text:p>
          </table:table-cell>
          <table:table-cell/>
          <table:table-cell>
            <draw:frame table:end-cell-address="Sheet1.T42" table:end-x="0.679cm" table:end-y="0.403cm" draw:z-index="0" draw:style-name="gr1" svg:width="14.175cm" svg:height="8.999cm" svg:x="0.053cm" svg:y="0.334cm">
              <draw:object draw:notify-on-update-of-ranges="Sheet1.A2:Sheet1.A13 Sheet1.H1:Sheet1.H1 Sheet1.H2:Sheet1.H13 Sheet1.A2:Sheet1.A13 Sheet1.I1:Sheet1.I1 Sheet1.I2:Sheet1.I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W42" table:end-x="0.419cm" table:end-y="0.415cm" draw:z-index="3" draw:style-name="gr1" svg:width="15.999cm" svg:height="8.998cm" svg:x="0.227cm" svg:y="0.347cm">
              <draw:object draw:notify-on-update-of-ranges="Sheet1.G2:Sheet1.G13 Sheet1.J1:Sheet1.J1 Sheet1.J2:Sheet1.J13 Sheet1.G2:Sheet1.G13 Sheet1.K1:Sheet1.K1 Sheet1.K2:Sheet1.K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5.1299">
            <text:p>5.1299</text:p>
          </table:table-cell>
          <table:table-cell office:value-type="float" office:value="10.26">
            <text:p>10.26</text:p>
          </table:table-cell>
          <table:table-cell table:formula="of:=2*[.B22]*[.C22]+2*[.B22]*[.D22]+2*[.C22]*[.D22]" office:value-type="float" office:value="263.16284402">
            <text:p>263.16</text:p>
          </table:table-cell>
          <table:table-cell table:formula="of:=[.B22]*[.C22]*[.D22]" office:value-type="float" office:value="270.0008673426">
            <text:p>270.00</text:p>
          </table:table-cell>
          <table:table-cell table:formula="of:=[.E22]/[.F22]" office:value-type="float" office:value="0.974674069050588">
            <text:p>0.97</text:p>
          </table:table-cell>
          <table:table-cell office:value-type="float" office:value="4.0204">
            <text:p>4.0204</text:p>
          </table:table-cell>
          <table:table-cell office:value-type="float" office:value="4.2603">
            <text:p>4.2603</text:p>
          </table:table-cell>
          <table:table-cell office:value-type="float" office:value="0.60289">
            <text:p>0.60289</text:p>
          </table:table-cell>
          <table:table-cell office:value-type="float" office:value="0.17343">
            <text:p>0.17343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252">
            <text:p>252</text:p>
          </table:table-cell>
          <table:table-cell table:number-columns-repeated="2" office:value-type="float" office:value="5.1299">
            <text:p>5.1299</text:p>
          </table:table-cell>
          <table:table-cell office:value-type="float" office:value="11.97">
            <text:p>11.97</text:p>
          </table:table-cell>
          <table:table-cell table:formula="of:=2*[.B23]*[.C23]+2*[.B23]*[.D23]+2*[.C23]*[.D23]" office:value-type="float" office:value="298.25136002">
            <text:p>298.25</text:p>
          </table:table-cell>
          <table:table-cell table:formula="of:=[.B23]*[.C23]*[.D23]" office:value-type="float" office:value="315.0010118997">
            <text:p>315.00</text:p>
          </table:table-cell>
          <table:table-cell table:formula="of:=[.E23]/[.F23]" office:value-type="float" office:value="0.946826672782139">
            <text:p>0.95</text:p>
          </table:table-cell>
          <table:table-cell office:value-type="float" office:value="3.9876">
            <text:p>3.9876</text:p>
          </table:table-cell>
          <table:table-cell office:value-type="float" office:value="4.2525">
            <text:p>4.2525</text:p>
          </table:table-cell>
          <table:table-cell office:value-type="float" office:value="0.53106">
            <text:p>0.53106</text:p>
          </table:table-cell>
          <table:table-cell office:value-type="float" office:value="0.17985">
            <text:p>0.17985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float" office:value="5.1299">
            <text:p>5.1299</text:p>
          </table:table-cell>
          <table:table-cell office:value-type="float" office:value="13.68">
            <text:p>13.68</text:p>
          </table:table-cell>
          <table:table-cell table:formula="of:=2*[.B24]*[.C24]+2*[.B24]*[.D24]+2*[.C24]*[.D24]" office:value-type="float" office:value="333.33987602">
            <text:p>333.34</text:p>
          </table:table-cell>
          <table:table-cell table:formula="of:=[.B24]*[.C24]*[.D24]" office:value-type="float" office:value="360.0011564568">
            <text:p>360.00</text:p>
          </table:table-cell>
          <table:table-cell table:formula="of:=[.E24]/[.F24]" office:value-type="float" office:value="0.925941125580803">
            <text:p>0.93</text:p>
          </table:table-cell>
          <table:table-cell office:value-type="float" office:value="4.0409">
            <text:p>4.0409</text:p>
          </table:table-cell>
          <table:table-cell office:value-type="float" office:value="4.2531">
            <text:p>4.2531</text:p>
          </table:table-cell>
          <table:table-cell office:value-type="float" office:value="0.5464">
            <text:p>0.5464</text:p>
          </table:table-cell>
          <table:table-cell office:value-type="float" office:value="0.15685">
            <text:p>0.15685</text:p>
          </table:table-cell>
          <table:table-cell office:value-type="float" office:value="11000">
            <text:p>11000</text:p>
          </table:table-cell>
          <table:table-cell table:number-columns-repeated="4"/>
          <table:table-cell>
            <draw:frame table:end-cell-address="Sheet1.W45" table:end-x="0.818cm" table:end-y="0.39cm" draw:z-index="1" draw:style-name="gr1" svg:width="14.175cm" svg:height="8.999cm" svg:x="0.192cm" svg:y="0.321cm">
              <draw:object draw:notify-on-update-of-ranges="Sheet1.A2:Sheet1.A13 Sheet1.J1:Sheet1.J1 Sheet1.J2:Sheet1.J13 Sheet1.A2:Sheet1.A13 Sheet1.K1:Sheet1.K1 Sheet1.K2:Sheet1.K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2" office:value-type="float" office:value="5.1299">
            <text:p>5.1299</text:p>
          </table:table-cell>
          <table:table-cell office:value-type="float" office:value="15.39">
            <text:p>15.39</text:p>
          </table:table-cell>
          <table:table-cell table:formula="of:=2*[.B25]*[.C25]+2*[.B25]*[.D25]+2*[.C25]*[.D25]" office:value-type="float" office:value="368.42839202">
            <text:p>368.43</text:p>
          </table:table-cell>
          <table:table-cell table:formula="of:=[.B25]*[.C25]*[.D25]" office:value-type="float" office:value="405.0013010139">
            <text:p>405.00</text:p>
          </table:table-cell>
          <table:table-cell table:formula="of:=[.E25]/[.F25]" office:value-type="float" office:value="0.909696811090874">
            <text:p>0.91</text:p>
          </table:table-cell>
          <table:table-cell office:value-type="float" office:value="3.9788">
            <text:p>3.9788</text:p>
          </table:table-cell>
          <table:table-cell office:value-type="float" office:value="4.2462">
            <text:p>4.2462</text:p>
          </table:table-cell>
          <table:table-cell office:value-type="float" office:value="0.55225">
            <text:p>0.55225</text:p>
          </table:table-cell>
          <table:table-cell office:value-type="float" office:value="0.15476">
            <text:p>0.15476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360">
            <text:p>360</text:p>
          </table:table-cell>
          <table:table-cell table:number-columns-repeated="2" office:value-type="float" office:value="5.1299">
            <text:p>5.1299</text:p>
          </table:table-cell>
          <table:table-cell office:value-type="float" office:value="17.1">
            <text:p>17.1</text:p>
          </table:table-cell>
          <table:table-cell table:formula="of:=2*[.B26]*[.C26]+2*[.B26]*[.D26]+2*[.C26]*[.D26]" office:value-type="float" office:value="403.51690802">
            <text:p>403.52</text:p>
          </table:table-cell>
          <table:table-cell table:formula="of:=[.B26]*[.C26]*[.D26]" office:value-type="float" office:value="450.001445571">
            <text:p>450.00</text:p>
          </table:table-cell>
          <table:table-cell table:formula="of:=[.E26]/[.F26]" office:value-type="float" office:value="0.896701359498931">
            <text:p>0.90</text:p>
          </table:table-cell>
          <table:table-cell office:value-type="float" office:value="4.0119">
            <text:p>4.0119</text:p>
          </table:table-cell>
          <table:table-cell office:value-type="float" office:value="4.2778">
            <text:p>4.2778</text:p>
          </table:table-cell>
          <table:table-cell office:value-type="float" office:value="0.51041">
            <text:p>0.51041</text:p>
          </table:table-cell>
          <table:table-cell office:value-type="float" office:value="0.14514">
            <text:p>0.14514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5.1299">
            <text:p>5.1299</text:p>
          </table:table-cell>
          <table:table-cell office:value-type="float" office:value="6.8399">
            <text:p>6.8399</text:p>
          </table:table-cell>
          <table:table-cell office:value-type="float" office:value="5.1299">
            <text:p>5.1299</text:p>
          </table:table-cell>
          <table:table-cell table:formula="of:=2*[.B27]*[.C27]+2*[.B27]*[.D27]+2*[.C27]*[.D27]" office:value-type="float" office:value="192.98376006">
            <text:p>192.98</text:p>
          </table:table-cell>
          <table:table-cell table:formula="of:=[.B27]*[.C27]*[.D27]" office:value-type="float" office:value="179.997946640999">
            <text:p>180.00</text:p>
          </table:table-cell>
          <table:table-cell table:formula="of:=[.E27]/[.F27]" office:value-type="float" office:value="1.07214423087226">
            <text:p>1.07</text:p>
          </table:table-cell>
          <table:table-cell office:value-type="float" office:value="3.9814">
            <text:p>3.9814</text:p>
          </table:table-cell>
          <table:table-cell office:value-type="float" office:value="4.2602">
            <text:p>4.2602</text:p>
          </table:table-cell>
          <table:table-cell office:value-type="float" office:value="0.64919">
            <text:p>0.64919</text:p>
          </table:table-cell>
          <table:table-cell office:value-type="float" office:value="0.22103">
            <text:p>0.22103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.1299">
            <text:p>5.1299</text:p>
          </table:table-cell>
          <table:table-cell table:number-columns-repeated="2" office:value-type="float" office:value="6.8399">
            <text:p>6.8399</text:p>
          </table:table-cell>
          <table:table-cell table:formula="of:=2*[.B28]*[.C28]+2*[.B28]*[.D28]+2*[.C28]*[.D28]" office:value-type="float" office:value="233.92047606">
            <text:p>233.92</text:p>
          </table:table-cell>
          <table:table-cell table:formula="of:=[.B28]*[.C28]*[.D28]" office:value-type="float" office:value="239.998431788099">
            <text:p>240.00</text:p>
          </table:table-cell>
          <table:table-cell table:formula="of:=[.E28]/[.F28]" office:value-type="float" office:value="0.974675018987352">
            <text:p>0.97</text:p>
          </table:table-cell>
          <table:table-cell office:value-type="float" office:value="4.0499">
            <text:p>4.0499</text:p>
          </table:table-cell>
          <table:table-cell office:value-type="float" office:value="4.2618">
            <text:p>4.2618</text:p>
          </table:table-cell>
          <table:table-cell office:value-type="float" office:value="0.56546">
            <text:p>0.56546</text:p>
          </table:table-cell>
          <table:table-cell office:value-type="float" office:value="0.18177">
            <text:p>0.18177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number-columns-repeated="3" office:value-type="float" office:value="5.1299">
            <text:p>5.1299</text:p>
          </table:table-cell>
          <table:table-cell table:formula="of:=2*[.B29]*[.C29]+2*[.B29]*[.D29]+2*[.C29]*[.D29]" office:value-type="float" office:value="157.89524406">
            <text:p>157.90</text:p>
          </table:table-cell>
          <table:table-cell table:formula="of:=[.B29]*[.C29]*[.D29]" office:value-type="float" office:value="134.997802083899">
            <text:p>135.00</text:p>
          </table:table-cell>
          <table:table-cell table:formula="of:=[.E29]/[.F29]" office:value-type="float" office:value="1.16961344275717">
            <text:p>1.17</text:p>
          </table:table-cell>
          <table:table-cell office:value-type="float" office:value="4.0002">
            <text:p>4.0002</text:p>
          </table:table-cell>
          <table:table-cell office:value-type="float" office:value="4.2716">
            <text:p>4.2716</text:p>
          </table:table-cell>
          <table:table-cell office:value-type="float" office:value="0.67936">
            <text:p>0.67936</text:p>
          </table:table-cell>
          <table:table-cell office:value-type="float" office:value="0.24017">
            <text:p>0.24017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5.1299">
            <text:p>5.1299</text:p>
          </table:table-cell>
          <table:table-cell table:number-columns-repeated="2" office:value-type="float" office:value="6.8399">
            <text:p>6.8399</text:p>
          </table:table-cell>
          <table:table-cell table:formula="of:=2*[.B30]*[.C30]+2*[.B30]*[.D30]+2*[.C30]*[.D30]" office:value-type="float" office:value="233.92047606">
            <text:p>233.92</text:p>
          </table:table-cell>
          <table:table-cell table:formula="of:=[.B30]*[.C30]*[.D30]" office:value-type="float" office:value="239.998431788099">
            <text:p>240.00</text:p>
          </table:table-cell>
          <table:table-cell table:formula="of:=[.E30]/[.F30]" office:value-type="float" office:value="0.974675018987352">
            <text:p>0.97</text:p>
          </table:table-cell>
          <table:table-cell office:value-type="float" office:value="4.0499">
            <text:p>4.0499</text:p>
          </table:table-cell>
          <table:table-cell office:value-type="float" office:value="4.2618">
            <text:p>4.2618</text:p>
          </table:table-cell>
          <table:table-cell office:value-type="float" office:value="0.56546">
            <text:p>0.56546</text:p>
          </table:table-cell>
          <table:table-cell office:value-type="float" office:value="0.18177">
            <text:p>0.18177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5.1299">
            <text:p>5.1299</text:p>
          </table:table-cell>
          <table:table-cell table:number-columns-repeated="2" office:value-type="float" office:value="8.5499">
            <text:p>8.5499</text:p>
          </table:table-cell>
          <table:table-cell table:formula="of:=2*[.B31]*[.C31]+2*[.B31]*[.D31]+2*[.C31]*[.D31]" office:value-type="float" office:value="321.64210806">
            <text:p>321.64</text:p>
          </table:table-cell>
          <table:table-cell table:formula="of:=[.B31]*[.C31]*[.D31]" office:value-type="float" office:value="374.999742672299">
            <text:p>375.00</text:p>
          </table:table-cell>
          <table:table-cell table:formula="of:=[.E31]/[.F31]" office:value-type="float" office:value="0.857712876728754">
            <text:p>0.86</text:p>
          </table:table-cell>
          <table:table-cell office:value-type="float" office:value="4.0027">
            <text:p>4.0027</text:p>
          </table:table-cell>
          <table:table-cell office:value-type="float" office:value="4.254">
            <text:p>4.254</text:p>
          </table:table-cell>
          <table:table-cell office:value-type="float" office:value="0.49532">
            <text:p>0.49532</text:p>
          </table:table-cell>
          <table:table-cell office:value-type="float" office:value="0.15955">
            <text:p>0.15955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5.1299">
            <text:p>5.1299</text:p>
          </table:table-cell>
          <table:table-cell table:number-columns-repeated="2" office:value-type="float" office:value="10.26">
            <text:p>10.26</text:p>
          </table:table-cell>
          <table:table-cell table:formula="of:=2*[.B32]*[.C32]+2*[.B32]*[.D32]+2*[.C32]*[.D32]" office:value-type="float" office:value="421.066296">
            <text:p>421.07</text:p>
          </table:table-cell>
          <table:table-cell table:formula="of:=[.B32]*[.C32]*[.D32]" office:value-type="float" office:value="540.01226124">
            <text:p>540.01</text:p>
          </table:table-cell>
          <table:table-cell table:formula="of:=[.E32]/[.F32]" office:value-type="float" office:value="0.779734695344007">
            <text:p>0.78</text:p>
          </table:table-cell>
          <table:table-cell office:value-type="float" office:value="4.0478">
            <text:p>4.0478</text:p>
          </table:table-cell>
          <table:table-cell office:value-type="float" office:value="4.2658">
            <text:p>4.2658</text:p>
          </table:table-cell>
          <table:table-cell office:value-type="float" office:value="0.46113">
            <text:p>0.46113</text:p>
          </table:table-cell>
          <table:table-cell office:value-type="float" office:value="0.13897">
            <text:p>0.13897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5.1299">
            <text:p>5.1299</text:p>
          </table:table-cell>
          <table:table-cell table:number-columns-repeated="2" office:value-type="float" office:value="11.97">
            <text:p>11.97</text:p>
          </table:table-cell>
          <table:table-cell table:formula="of:=2*[.B33]*[.C33]+2*[.B33]*[.D33]+2*[.C33]*[.D33]" office:value-type="float" office:value="532.181412">
            <text:p>532.18</text:p>
          </table:table-cell>
          <table:table-cell table:formula="of:=[.B33]*[.C33]*[.D33]" office:value-type="float" office:value="735.01668891">
            <text:p>735.02</text:p>
          </table:table-cell>
          <table:table-cell table:formula="of:=[.E33]/[.F33]" office:value-type="float" office:value="0.72403990280711">
            <text:p>0.72</text:p>
          </table:table-cell>
          <table:table-cell office:value-type="float" office:value="4.0793">
            <text:p>4.0793</text:p>
          </table:table-cell>
          <table:table-cell office:value-type="float" office:value="4.2708">
            <text:p>4.2708</text:p>
          </table:table-cell>
          <table:table-cell office:value-type="float" office:value="0.3862">
            <text:p>0.3862</text:p>
          </table:table-cell>
          <table:table-cell office:value-type="float" office:value="0.11731">
            <text:p>0.11731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5.1299">
            <text:p>5.1299</text:p>
          </table:table-cell>
          <table:table-cell table:number-columns-repeated="2" office:value-type="float" office:value="13.68">
            <text:p>13.68</text:p>
          </table:table-cell>
          <table:table-cell table:formula="of:=2*[.B34]*[.C34]+2*[.B34]*[.D34]+2*[.C34]*[.D34]" office:value-type="float" office:value="654.992928">
            <text:p>654.99</text:p>
          </table:table-cell>
          <table:table-cell table:formula="of:=[.B34]*[.C34]*[.D34]" office:value-type="float" office:value="960.02179776">
            <text:p>960.02</text:p>
          </table:table-cell>
          <table:table-cell table:formula="of:=[.E34]/[.F34]" office:value-type="float" office:value="0.682268808404436">
            <text:p>0.68</text:p>
          </table:table-cell>
          <table:table-cell office:value-type="float" office:value="4.0908">
            <text:p>4.0908</text:p>
          </table:table-cell>
          <table:table-cell office:value-type="float" office:value="4.263">
            <text:p>4.263</text:p>
          </table:table-cell>
          <table:table-cell office:value-type="float" office:value="0.3753">
            <text:p>0.3753</text:p>
          </table:table-cell>
          <table:table-cell office:value-type="float" office:value="0.099236">
            <text:p>0.099236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5.1299">
            <text:p>5.1299</text:p>
          </table:table-cell>
          <table:table-cell table:number-columns-repeated="2" office:value-type="float" office:value="15.39">
            <text:p>15.39</text:p>
          </table:table-cell>
          <table:table-cell table:formula="of:=2*[.B35]*[.C35]+2*[.B35]*[.D35]+2*[.C35]*[.D35]" office:value-type="float" office:value="789.500844">
            <text:p>789.50</text:p>
          </table:table-cell>
          <table:table-cell table:formula="of:=[.B35]*[.C35]*[.D35]" office:value-type="float" office:value="1215.02758779">
            <text:p>1215.03</text:p>
          </table:table-cell>
          <table:table-cell table:formula="of:=[.E35]/[.F35]" office:value-type="float" office:value="0.649780179424579">
            <text:p>0.65</text:p>
          </table:table-cell>
          <table:table-cell office:value-type="float" office:value="4.0955">
            <text:p>4.0955</text:p>
          </table:table-cell>
          <table:table-cell office:value-type="float" office:value="4.2845">
            <text:p>4.2845</text:p>
          </table:table-cell>
          <table:table-cell office:value-type="float" office:value="0.3685">
            <text:p>0.3685</text:p>
          </table:table-cell>
          <table:table-cell office:value-type="float" office:value="0.08989">
            <text:p>0.08989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5.1299">
            <text:p>5.1299</text:p>
          </table:table-cell>
          <table:table-cell table:number-columns-repeated="2" office:value-type="float" office:value="17.1">
            <text:p>17.1</text:p>
          </table:table-cell>
          <table:table-cell table:formula="of:=2*[.B36]*[.C36]+2*[.B36]*[.D36]+2*[.C36]*[.D36]" office:value-type="float" office:value="935.70516">
            <text:p>935.71</text:p>
          </table:table-cell>
          <table:table-cell table:formula="of:=[.B36]*[.C36]*[.D36]" office:value-type="float" office:value="1500.034059">
            <text:p>1500.03</text:p>
          </table:table-cell>
          <table:table-cell table:formula="of:=[.E36]/[.F36]" office:value-type="float" office:value="0.623789276240694">
            <text:p>0.62</text:p>
          </table:table-cell>
          <table:table-cell office:value-type="float" office:value="4.0922">
            <text:p>4.0922</text:p>
          </table:table-cell>
          <table:table-cell office:value-type="float" office:value="4.2817">
            <text:p>4.2817</text:p>
          </table:table-cell>
          <table:table-cell office:value-type="float" office:value="0.35118">
            <text:p>0.35118</text:p>
          </table:table-cell>
          <table:table-cell office:value-type="float" office:value="0.076178">
            <text:p>0.076178</text:p>
          </table:table-cell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float" office:value="864">
            <text:p>864</text:p>
          </table:table-cell>
          <table:table-cell table:number-columns-repeated="3" office:value-type="float" office:value="10.26">
            <text:p>10.26</text:p>
          </table:table-cell>
          <table:table-cell table:formula="of:=2*[.B38]*[.C38]+2*[.B38]*[.D38]+2*[.C38]*[.D38]" office:value-type="float" office:value="631.6056">
            <text:p>631.61</text:p>
          </table:table-cell>
          <table:table-cell table:formula="of:=[.B38]*[.C38]*[.D38]" office:value-type="float" office:value="1080.045576">
            <text:p>1080.05</text:p>
          </table:table-cell>
          <table:table-cell table:formula="of:=[.E38]/[.F38]" office:value-type="float" office:value="0.584795321637427">
            <text:p>0.58</text:p>
          </table:table-cell>
          <table:table-cell office:value-type="float" office:value="4.1279">
            <text:p>4.1279</text:p>
          </table:table-cell>
          <table:table-cell office:value-type="float" office:value="4.2832">
            <text:p>4.2832</text:p>
          </table:table-cell>
          <table:table-cell office:value-type="float" office:value="0.36673">
            <text:p>0.36673</text:p>
          </table:table-cell>
          <table:table-cell office:value-type="float" office:value="0.092744">
            <text:p>0.092744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11.97">
            <text:p>11.97</text:p>
          </table:table-cell>
          <table:table-cell table:formula="of:=2*[.B39]*[.C39]+2*[.B39]*[.D39]+2*[.C39]*[.D39]" office:value-type="float" office:value="777.8106">
            <text:p>777.81</text:p>
          </table:table-cell>
          <table:table-cell table:formula="of:=[.B39]*[.C39]*[.D39]" office:value-type="float" office:value="1470.062034">
            <text:p>1470.06</text:p>
          </table:table-cell>
          <table:table-cell table:formula="of:=[.E39]/[.F39]" office:value-type="float" office:value="0.529100529100529">
            <text:p>0.53</text:p>
          </table:table-cell>
          <table:table-cell office:value-type="float" office:value="4.1376">
            <text:p>4.1376</text:p>
          </table:table-cell>
          <table:table-cell office:value-type="float" office:value="4.2857">
            <text:p>4.2857</text:p>
          </table:table-cell>
          <table:table-cell office:value-type="float" office:value="0.32818">
            <text:p>0.32818</text:p>
          </table:table-cell>
          <table:table-cell office:value-type="float" office:value="0.083922">
            <text:p>0.083922</text:p>
          </table:table-cell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13.68">
            <text:p>13.68</text:p>
          </table:table-cell>
          <table:table-cell table:formula="of:=2*[.B40]*[.C40]+2*[.B40]*[.D40]+2*[.C40]*[.D40]" office:value-type="float" office:value="935.712">
            <text:p>935.71</text:p>
          </table:table-cell>
          <table:table-cell table:formula="of:=[.B40]*[.C40]*[.D40]" office:value-type="float" office:value="1920.081024">
            <text:p>1920.08</text:p>
          </table:table-cell>
          <table:table-cell table:formula="of:=[.E40]/[.F40]" office:value-type="float" office:value="0.487329434697856">
            <text:p>0.49</text:p>
          </table:table-cell>
          <table:table-cell office:value-type="float" office:value="4.158">
            <text:p>4.158</text:p>
          </table:table-cell>
          <table:table-cell office:value-type="float" office:value="4.2887">
            <text:p>4.2887</text:p>
          </table:table-cell>
          <table:table-cell office:value-type="float" office:value="0.30129">
            <text:p>0.30129</text:p>
          </table:table-cell>
          <table:table-cell office:value-type="float" office:value="0.06853">
            <text:p>0.06853</text:p>
          </table:table-cell>
          <table:table-cell office:value-type="float" office:value="27000">
            <text:p>27000</text:p>
          </table:table-cell>
          <table:table-cell table:number-columns-repeated="5"/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15.39">
            <text:p>15.39</text:p>
          </table:table-cell>
          <table:table-cell table:formula="of:=2*[.B41]*[.C41]+2*[.B41]*[.D41]+2*[.C41]*[.D41]" office:value-type="float" office:value="1105.3098">
            <text:p>1105.31</text:p>
          </table:table-cell>
          <table:table-cell table:formula="of:=[.B41]*[.C41]*[.D41]" office:value-type="float" office:value="2430.102546">
            <text:p>2430.10</text:p>
          </table:table-cell>
          <table:table-cell table:formula="of:=[.E41]/[.F41]" office:value-type="float" office:value="0.454840805717999">
            <text:p>0.45</text:p>
          </table:table-cell>
          <table:table-cell office:value-type="float" office:value="4.1702">
            <text:p>4.1702</text:p>
          </table:table-cell>
          <table:table-cell office:value-type="float" office:value="4.2879">
            <text:p>4.2879</text:p>
          </table:table-cell>
          <table:table-cell office:value-type="float" office:value="0.27887">
            <text:p>0.27887</text:p>
          </table:table-cell>
          <table:table-cell office:value-type="float" office:value="0.059017">
            <text:p>0.059017</text:p>
          </table:table-cell>
          <table:table-cell office:value-type="float" office:value="29000">
            <text:p>29000</text:p>
          </table:table-cell>
          <table:table-cell table:number-columns-repeated="5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17.1">
            <text:p>17.1</text:p>
          </table:table-cell>
          <table:table-cell table:formula="of:=2*[.B42]*[.C42]+2*[.B42]*[.D42]+2*[.C42]*[.D42]" office:value-type="float" office:value="1286.604">
            <text:p>1286.60</text:p>
          </table:table-cell>
          <table:table-cell table:formula="of:=[.B42]*[.C42]*[.D42]" office:value-type="float" office:value="3000.1266">
            <text:p>3000.13</text:p>
          </table:table-cell>
          <table:table-cell table:formula="of:=[.E42]/[.F42]" office:value-type="float" office:value="0.428849902534113">
            <text:p>0.43</text:p>
          </table:table-cell>
          <table:table-cell office:value-type="float" office:value="4.1698">
            <text:p>4.1698</text:p>
          </table:table-cell>
          <table:table-cell office:value-type="float" office:value="4.2918">
            <text:p>4.2918</text:p>
          </table:table-cell>
          <table:table-cell office:value-type="float" office:value="0.27206">
            <text:p>0.27206</text:p>
          </table:table-cell>
          <table:table-cell office:value-type="float" office:value="0.05514">
            <text:p>0.05514</text:p>
          </table:table-cell>
          <table:table-cell office:value-type="float" office:value="31000">
            <text:p>31000</text:p>
          </table:table-cell>
          <table:table-cell table:number-columns-repeated="5"/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18.81">
            <text:p>18.81</text:p>
          </table:table-cell>
          <table:table-cell table:formula="of:=2*[.B43]*[.C43]+2*[.B43]*[.D43]+2*[.C43]*[.D43]" office:value-type="float" office:value="1479.5946">
            <text:p>1479.59</text:p>
          </table:table-cell>
          <table:table-cell table:formula="of:=[.B43]*[.C43]*[.D43]" office:value-type="float" office:value="3630.153186">
            <text:p>3630.15</text:p>
          </table:table-cell>
          <table:table-cell table:formula="of:=[.E43]/[.F43]" office:value-type="float" office:value="0.407584618110934">
            <text:p>0.41</text:p>
          </table:table-cell>
          <table:table-cell office:value-type="float" office:value="4.1753">
            <text:p>4.1753</text:p>
          </table:table-cell>
          <table:table-cell office:value-type="float" office:value="4.2872">
            <text:p>4.2872</text:p>
          </table:table-cell>
          <table:table-cell office:value-type="float" office:value="0.25168">
            <text:p>0.25168</text:p>
          </table:table-cell>
          <table:table-cell office:value-type="float" office:value="0.050508">
            <text:p>0.050508</text:p>
          </table:table-cell>
          <table:table-cell office:value-type="float" office:value="33000">
            <text:p>33000</text:p>
          </table:table-cell>
          <table:table-cell table:number-columns-repeated="5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20.52">
            <text:p>20.52</text:p>
          </table:table-cell>
          <table:table-cell table:formula="of:=2*[.B44]*[.C44]+2*[.B44]*[.D44]+2*[.C44]*[.D44]" office:value-type="float" office:value="1684.2816">
            <text:p>1684.28</text:p>
          </table:table-cell>
          <table:table-cell table:formula="of:=[.B44]*[.C44]*[.D44]" office:value-type="float" office:value="4320.182304">
            <text:p>4320.18</text:p>
          </table:table-cell>
          <table:table-cell table:formula="of:=[.E44]/[.F44]" office:value-type="float" office:value="0.389863547758285">
            <text:p>0.39</text:p>
          </table:table-cell>
          <table:table-cell office:value-type="float" office:value="4.1828">
            <text:p>4.1828</text:p>
          </table:table-cell>
          <table:table-cell office:value-type="float" office:value="4.2871">
            <text:p>4.2871</text:p>
          </table:table-cell>
          <table:table-cell office:value-type="float" office:value="0.24167">
            <text:p>0.24167</text:p>
          </table:table-cell>
          <table:table-cell office:value-type="float" office:value="0.045463">
            <text:p>0.045463</text:p>
          </table:table-cell>
          <table:table-cell office:value-type="float" office:value="35000">
            <text:p>35000</text:p>
          </table:table-cell>
          <table:table-cell table:number-columns-repeated="5"/>
        </table:table-row>
        <table:table-row table:style-name="ro1">
          <table:table-cell office:value-type="float" office:value="4056">
            <text:p>4056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22.23">
            <text:p>22.23</text:p>
          </table:table-cell>
          <table:table-cell table:formula="of:=2*[.B45]*[.C45]+2*[.B45]*[.D45]+2*[.C45]*[.D45]" office:value-type="float" office:value="1900.665">
            <text:p>1900.67</text:p>
          </table:table-cell>
          <table:table-cell table:formula="of:=[.B45]*[.C45]*[.D45]" office:value-type="float" office:value="5070.213954">
            <text:p>5070.21</text:p>
          </table:table-cell>
          <table:table-cell table:formula="of:=[.E45]/[.F45]" office:value-type="float" office:value="0.374868795921427">
            <text:p>0.37</text:p>
          </table:table-cell>
          <table:table-cell office:value-type="float" office:value="4.1909">
            <text:p>4.1909</text:p>
          </table:table-cell>
          <table:table-cell office:value-type="float" office:value="4.2877">
            <text:p>4.2877</text:p>
          </table:table-cell>
          <table:table-cell office:value-type="float" office:value="0.22949">
            <text:p>0.22949</text:p>
          </table:table-cell>
          <table:table-cell office:value-type="float" office:value="0.042283">
            <text:p>0.042283</text:p>
          </table:table-cell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">
          <table:table-cell office:value-type="float" office:value="4704">
            <text:p>4704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23.94">
            <text:p>23.94</text:p>
          </table:table-cell>
          <table:table-cell table:formula="of:=2*[.B46]*[.C46]+2*[.B46]*[.D46]+2*[.C46]*[.D46]" office:value-type="float" office:value="2128.7448">
            <text:p>2128.74</text:p>
          </table:table-cell>
          <table:table-cell table:formula="of:=[.B46]*[.C46]*[.D46]" office:value-type="float" office:value="5880.248136">
            <text:p>5880.25</text:p>
          </table:table-cell>
          <table:table-cell table:formula="of:=[.E46]/[.F46]" office:value-type="float" office:value="0.362016151489836">
            <text:p>0.36</text:p>
          </table:table-cell>
          <table:table-cell office:value-type="float" office:value="4.1925">
            <text:p>4.1925</text:p>
          </table:table-cell>
          <table:table-cell office:value-type="float" office:value="4.2881">
            <text:p>4.2881</text:p>
          </table:table-cell>
          <table:table-cell office:value-type="float" office:value="0.22351">
            <text:p>0.22351</text:p>
          </table:table-cell>
          <table:table-cell office:value-type="float" office:value="0.040705">
            <text:p>0.040705</text:p>
          </table:table-cell>
          <table:table-cell office:value-type="float" office:value="39000">
            <text:p>39000</text:p>
          </table:table-cell>
          <table:table-cell table:number-columns-repeated="5"/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25.65">
            <text:p>25.65</text:p>
          </table:table-cell>
          <table:table-cell table:formula="of:=2*[.B47]*[.C47]+2*[.B47]*[.D47]+2*[.C47]*[.D47]" office:value-type="float" office:value="2368.521">
            <text:p>2368.52</text:p>
          </table:table-cell>
          <table:table-cell table:formula="of:=[.B47]*[.C47]*[.D47]" office:value-type="float" office:value="6750.28485">
            <text:p>6750.28</text:p>
          </table:table-cell>
          <table:table-cell table:formula="of:=[.E47]/[.F47]" office:value-type="float" office:value="0.350877192982456">
            <text:p>0.35</text:p>
          </table:table-cell>
          <table:table-cell office:value-type="float" office:value="4.1887">
            <text:p>4.1887</text:p>
          </table:table-cell>
          <table:table-cell office:value-type="float" office:value="4.288">
            <text:p>4.288</text:p>
          </table:table-cell>
          <table:table-cell office:value-type="float" office:value="0.21632">
            <text:p>0.21632</text:p>
          </table:table-cell>
          <table:table-cell office:value-type="float" office:value="0.037039">
            <text:p>0.037039</text:p>
          </table:table-cell>
          <table:table-cell office:value-type="float" office:value="41000">
            <text:p>41000</text:p>
          </table:table-cell>
          <table:table-cell table:number-columns-repeated="5"/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27.36">
            <text:p>27.36</text:p>
          </table:table-cell>
          <table:table-cell table:formula="of:=2*[.B48]*[.C48]+2*[.B48]*[.D48]+2*[.C48]*[.D48]" office:value-type="float" office:value="2619.9936">
            <text:p>2619.99</text:p>
          </table:table-cell>
          <table:table-cell table:formula="of:=[.B48]*[.C48]*[.D48]" office:value-type="float" office:value="7680.324096">
            <text:p>7680.32</text:p>
          </table:table-cell>
          <table:table-cell table:formula="of:=[.E48]/[.F48]" office:value-type="float" office:value="0.341130604288499">
            <text:p>0.34</text:p>
          </table:table-cell>
          <table:table-cell office:value-type="float" office:value="4.2011">
            <text:p>4.2011</text:p>
          </table:table-cell>
          <table:table-cell office:value-type="float" office:value="4.2888">
            <text:p>4.2888</text:p>
          </table:table-cell>
          <table:table-cell office:value-type="float" office:value="0.20413">
            <text:p>0.20413</text:p>
          </table:table-cell>
          <table:table-cell office:value-type="float" office:value="0.034659">
            <text:p>0.034659</text:p>
          </table:table-cell>
          <table:table-cell office:value-type="float" office:value="43000">
            <text:p>43000</text:p>
          </table:table-cell>
          <table:table-cell table:number-columns-repeated="5"/>
        </table:table-row>
        <table:table-row table:style-name="ro1">
          <table:table-cell office:value-type="float" office:value="6936">
            <text:p>6936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29.07">
            <text:p>29.07</text:p>
          </table:table-cell>
          <table:table-cell table:formula="of:=2*[.B49]*[.C49]+2*[.B49]*[.D49]+2*[.C49]*[.D49]" office:value-type="float" office:value="2883.1626">
            <text:p>2883.16</text:p>
          </table:table-cell>
          <table:table-cell table:formula="of:=[.B49]*[.C49]*[.D49]" office:value-type="float" office:value="8670.365874">
            <text:p>8670.37</text:p>
          </table:table-cell>
          <table:table-cell table:formula="of:=[.E49]/[.F49]" office:value-type="float" office:value="0.332530673087949">
            <text:p>0.33</text:p>
          </table:table-cell>
          <table:table-cell office:value-type="float" office:value="4.1934">
            <text:p>4.1934</text:p>
          </table:table-cell>
          <table:table-cell office:value-type="float" office:value="4.288">
            <text:p>4.288</text:p>
          </table:table-cell>
          <table:table-cell office:value-type="float" office:value="0.19894">
            <text:p>0.19894</text:p>
          </table:table-cell>
          <table:table-cell office:value-type="float" office:value="0.031606">
            <text:p>0.031606</text:p>
          </table:table-cell>
          <table:table-cell office:value-type="float" office:value="45000">
            <text:p>45000</text:p>
          </table:table-cell>
          <table:table-cell table:number-columns-repeated="5"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30.78">
            <text:p>30.78</text:p>
          </table:table-cell>
          <table:table-cell table:formula="of:=2*[.B50]*[.C50]+2*[.B50]*[.D50]+2*[.C50]*[.D50]" office:value-type="float" office:value="3158.028">
            <text:p>3158.03</text:p>
          </table:table-cell>
          <table:table-cell table:formula="of:=[.B50]*[.C50]*[.D50]" office:value-type="float" office:value="9720.410184">
            <text:p>9720.41</text:p>
          </table:table-cell>
          <table:table-cell table:formula="of:=[.E50]/[.F50]" office:value-type="float" office:value="0.324886289798571">
            <text:p>0.32</text:p>
          </table:table-cell>
          <table:table-cell office:value-type="float" office:value="4.1982">
            <text:p>4.1982</text:p>
          </table:table-cell>
          <table:table-cell office:value-type="float" office:value="4.2885">
            <text:p>4.2885</text:p>
          </table:table-cell>
          <table:table-cell office:value-type="float" office:value="0.19013">
            <text:p>0.19013</text:p>
          </table:table-cell>
          <table:table-cell office:value-type="float" office:value="0.03144">
            <text:p>0.03144</text:p>
          </table:table-cell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">
          <table:table-cell office:value-type="float" office:value="8664">
            <text:p>8664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32.49">
            <text:p>32.49</text:p>
          </table:table-cell>
          <table:table-cell table:formula="of:=2*[.B51]*[.C51]+2*[.B51]*[.D51]+2*[.C51]*[.D51]" office:value-type="float" office:value="3444.5898">
            <text:p>3444.59</text:p>
          </table:table-cell>
          <table:table-cell table:formula="of:=[.B51]*[.C51]*[.D51]" office:value-type="float" office:value="10830.457026">
            <text:p>10830.46</text:p>
          </table:table-cell>
          <table:table-cell table:formula="of:=[.E51]/[.F51]" office:value-type="float" office:value="0.31804657843439">
            <text:p>0.32</text:p>
          </table:table-cell>
          <table:table-cell office:value-type="float" office:value="4.1978">
            <text:p>4.1978</text:p>
          </table:table-cell>
          <table:table-cell office:value-type="float" office:value="4.2874">
            <text:p>4.2874</text:p>
          </table:table-cell>
          <table:table-cell office:value-type="float" office:value="0.18298">
            <text:p>0.18298</text:p>
          </table:table-cell>
          <table:table-cell office:value-type="float" office:value="0.027923">
            <text:p>0.027923</text:p>
          </table:table-cell>
          <table:table-cell office:value-type="float" office:value="49000">
            <text:p>49000</text:p>
          </table:table-cell>
          <table:table-cell table:number-columns-repeated="5"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0.26">
            <text:p>10.26</text:p>
          </table:table-cell>
          <table:table-cell table:number-columns-repeated="2" office:value-type="float" office:value="34.2">
            <text:p>34.2</text:p>
          </table:table-cell>
          <table:table-cell table:formula="of:=2*[.B52]*[.C52]+2*[.B52]*[.D52]+2*[.C52]*[.D52]" office:value-type="float" office:value="3742.848">
            <text:p>3742.85</text:p>
          </table:table-cell>
          <table:table-cell table:formula="of:=[.B52]*[.C52]*[.D52]" office:value-type="float" office:value="12000.5064">
            <text:p>12000.51</text:p>
          </table:table-cell>
          <table:table-cell table:formula="of:=[.E52]/[.F52]" office:value-type="float" office:value="0.311890838206628">
            <text:p>0.31</text:p>
          </table:table-cell>
          <table:table-cell office:value-type="float" office:value="4.205">
            <text:p>4.205</text:p>
          </table:table-cell>
          <table:table-cell office:value-type="float" office:value="4.2892">
            <text:p>4.2892</text:p>
          </table:table-cell>
          <table:table-cell office:value-type="float" office:value="0.18115">
            <text:p>0.18115</text:p>
          </table:table-cell>
          <table:table-cell office:value-type="float" office:value="0.027278">
            <text:p>0.027278</text:p>
          </table:table-cell>
          <table:table-cell office:value-type="float" office:value="51000">
            <text:p>51000</text:p>
          </table:table-cell>
          <table:table-cell table:number-columns-repeated="5"/>
        </table:table-row>
      </table:table>
      <table:table table:name="old_data" table:style-name="ta1" table:print="false">
        <table:table-column table:style-name="co10" table:default-cell-style-name="Default"/>
        <table:table-column table:style-name="co10" table:number-columns-repeated="4" table:default-cell-style-name="ce4"/>
        <table:table-row table:style-name="ro2">
          <table:table-cell table:style-name="ce4" office:value-type="string">
            <text:p>surface_volume_ratio</text:p>
          </table:table-cell>
          <table:table-cell office:value-type="string">
            <text:p>meanCVvirial</text:p>
          </table:table-cell>
          <table:table-cell office:value-type="string">
            <text:p>stdCVvirial</text:p>
          </table:table-cell>
          <table:table-cell office:value-type="string">
            <text:p>meanvirial</text:p>
          </table:table-cell>
          <table:table-cell office:value-type="string">
            <text:p>stdvirial</text:p>
          </table:table-cell>
        </table:table-row>
        <table:table-row table:style-name="ro1">
          <table:table-cell office:value-type="float" office:value="0.219303054891555">
            <text:p>0.2193030549</text:p>
          </table:table-cell>
          <table:table-cell office:value-type="float" office:value="4.2306">
            <text:p>4.231</text:p>
          </table:table-cell>
          <table:table-cell office:value-type="float" office:value="0.1456">
            <text:p>0.146</text:p>
          </table:table-cell>
          <table:table-cell office:value-type="float" office:value="4.2897">
            <text:p>4.290</text:p>
          </table:table-cell>
          <table:table-cell office:value-type="float" office:value="0.0415">
            <text:p>0.042</text:p>
          </table:table-cell>
        </table:table-row>
        <table:table-row table:style-name="ro1">
          <table:table-cell table:style-name="ce4" office:value-type="float" office:value="0.4191">
            <text:p>0.419</text:p>
          </table:table-cell>
          <table:table-cell office:value-type="float" office:value="4.1752">
            <text:p>4.175</text:p>
          </table:table-cell>
          <table:table-cell office:value-type="float" office:value="0.1194">
            <text:p>0.119</text:p>
          </table:table-cell>
          <table:table-cell office:value-type="float" office:value="4.2843">
            <text:p>4.284</text:p>
          </table:table-cell>
          <table:table-cell office:value-type="float" office:value="0.0382">
            <text:p>0.038</text:p>
          </table:table-cell>
        </table:table-row>
        <table:table-row table:style-name="ro1">
          <table:table-cell office:value-type="float" office:value="0.43859649122807">
            <text:p>0.4385964912</text:p>
          </table:table-cell>
          <table:table-cell office:value-type="float" office:value="4.1692">
            <text:p>4.169</text:p>
          </table:table-cell>
          <table:table-cell office:value-type="float" office:value="0.2889">
            <text:p>0.289</text:p>
          </table:table-cell>
          <table:table-cell office:value-type="float" office:value="4.2879">
            <text:p>4.288</text:p>
          </table:table-cell>
          <table:table-cell office:value-type="float" office:value="0.0609">
            <text:p>0.061</text:p>
          </table:table-cell>
        </table:table-row>
        <table:table-row table:style-name="ro1">
          <table:table-cell office:value-type="float" office:value="0.506842372022301">
            <text:p>0.506842372</text:p>
          </table:table-cell>
          <table:table-cell office:value-type="float" office:value="4.1501">
            <text:p>4.150</text:p>
          </table:table-cell>
          <table:table-cell office:value-type="float" office:value="0.2551">
            <text:p>0.255</text:p>
          </table:table-cell>
          <table:table-cell office:value-type="float" office:value="4.2831">
            <text:p>4.283</text:p>
          </table:table-cell>
          <table:table-cell office:value-type="float" office:value="0.051">
            <text:p>0.051</text:p>
          </table:table-cell>
        </table:table-row>
        <table:table-row table:style-name="ro1">
          <table:table-cell office:value-type="float" office:value="0.649772579597141">
            <text:p>0.6497725796</text:p>
          </table:table-cell>
          <table:table-cell office:value-type="float" office:value="4.091">
            <text:p>4.091</text:p>
          </table:table-cell>
          <table:table-cell office:value-type="float" office:value="0.3656">
            <text:p>0.366</text:p>
          </table:table-cell>
          <table:table-cell office:value-type="float" office:value="4.2682">
            <text:p>4.268</text:p>
          </table:table-cell>
          <table:table-cell office:value-type="float" office:value="0.0961">
            <text:p>0.096</text:p>
          </table:table-cell>
        </table:table-row>
        <table:table-row table:style-name="ro1">
          <table:table-cell office:value-type="float" office:value="0.838222967309304">
            <text:p>0.8382229673</text:p>
          </table:table-cell>
          <table:table-cell office:value-type="float" office:value="4.06">
            <text:p>4.060</text:p>
          </table:table-cell>
          <table:table-cell office:value-type="float" office:value="0.4843">
            <text:p>0.484</text:p>
          </table:table-cell>
          <table:table-cell office:value-type="float" office:value="4.2672">
            <text:p>4.267</text:p>
          </table:table-cell>
          <table:table-cell office:value-type="float" office:value="0.1083">
            <text:p>0.108</text:p>
          </table:table-cell>
        </table:table-row>
        <table:table-row table:style-name="ro1">
          <table:table-cell office:value-type="float" office:value="0.925925925925926">
            <text:p>0.9259259259</text:p>
          </table:table-cell>
          <table:table-cell office:value-type="float" office:value="4.0522">
            <text:p>4.052</text:p>
          </table:table-cell>
          <table:table-cell office:value-type="float" office:value="0.5478">
            <text:p>0.548</text:p>
          </table:table-cell>
          <table:table-cell office:value-type="float" office:value="4.2711">
            <text:p>4.271</text:p>
          </table:table-cell>
          <table:table-cell office:value-type="float" office:value="0.1651">
            <text:p>0.165</text:p>
          </table:table-cell>
        </table:table-row>
        <table:table-row table:style-name="ro1">
          <table:table-cell office:value-type="float" office:value="1.16959064327485">
            <text:p>1.1695906433</text:p>
          </table:table-cell>
          <table:table-cell office:value-type="float" office:value="3.9246">
            <text:p>3.925</text:p>
          </table:table-cell>
          <table:table-cell office:value-type="float" office:value="0.6694">
            <text:p>0.669</text:p>
          </table:table-cell>
          <table:table-cell office:value-type="float" office:value="4.2287">
            <text:p>4.229</text:p>
          </table:table-cell>
          <table:table-cell office:value-type="float" office:value="0.2583">
            <text:p>0.258</text:p>
          </table:table-cell>
        </table:table-row>
        <table:table-row table:style-name="ro1">
          <table:table-cell table:style-name="ce4" office:value-type="float" office:value="1.1696">
            <text:p>1.170</text:p>
          </table:table-cell>
          <table:table-cell office:value-type="float" office:value="3.9246">
            <text:p>3.925</text:p>
          </table:table-cell>
          <table:table-cell office:value-type="float" office:value="0.6694">
            <text:p>0.669</text:p>
          </table:table-cell>
          <table:table-cell office:value-type="float" office:value="4.2287">
            <text:p>4.229</text:p>
          </table:table-cell>
          <table:table-cell office:value-type="float" office:value="0.2583">
            <text:p>0.2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LGC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AR PL ShanHeiSun Un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10/02/2012</text:date>, <text:time>18:2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0T18:27:08</dc:date>
    <dc:creator>Ed Smith</dc:creator>
    <meta:generator>OpenOffice.org/3.3$Unix OpenOffice.org_project/330m20$Build-9567</meta:generator>
    <meta:editing-duration>PT4H31M40S</meta:editing-duration>
    <meta:editing-cycles>5</meta:editing-cycles>
    <meta:printed-by>Ed Smith</meta:printed-by>
    <meta:print-date>2012-02-09T14:05:58</meta:print-date>
    <meta:document-statistic meta:table-count="2" meta:cell-count="58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76cm" svg:height="9cm" xlink:href=".." xlink:type="simple" chart:class="chart:scatter" chart:style-name="ch1">
        <chart:title svg:x="4.518cm" svg:y="0.316cm" chart:style-name="ch2">
          <text:p>mean stress vs no. mols</text:p>
        </chart:title>
        <chart:legend chart:legend-position="end" svg:x="10.465cm" svg:y="5.47cm" chart:style-name="ch3"/>
        <chart:plot-area chart:style-name="ch4" table:cell-range-address="Sheet1.A2:Sheet1.A13 Sheet1.H1:Sheet1.I13" chart:data-source-has-labels="row" svg:x="1.093cm" svg:y="1.635cm" svg:width="13.533cm" svg:height="6.202cm">
          <chartooo:coordinate-region svg:x="1.847cm" svg:y="1.835cm" svg:width="12.142cm" svg:height="5.356cm"/>
          <chart:axis chart:dimension="x" chart:name="primary-x" chart:style-name="ch5">
            <chart:title svg:x="7.458cm" svg:y="8.017cm" chart:style-name="ch6">
              <text:p>mols</text:p>
            </chart:title>
          </chart:axis>
          <chart:axis chart:dimension="y" chart:name="primary-y" chart:style-name="ch7">
            <chart:title svg:x="0.25cm" svg:y="5.68cm" chart:style-name="ch8">
              <text:p>mean stress</text:p>
            </chart:title>
            <chart:grid chart:style-name="ch9" chart:class="major"/>
          </chart:axis>
          <chart:series chart:style-name="ch10" chart:values-cell-range-address="Sheet1.H2:Sheet1.H13" chart:label-cell-address="Sheet1.H1:Sheet1.H1" chart:class="chart:scatter">
            <chart:domain table:cell-range-address="Sheet1.A2:Sheet1.A13"/>
            <chart:data-point chart:repeated="12"/>
          </chart:series>
          <chart:series chart:style-name="ch11" chart:values-cell-range-address="Sheet1.I2:Sheet1.I13" chart:label-cell-address="Sheet1.I1:Sheet1.I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_CV</text:p>
                <draw:g>
                  <svg:desc>Sheet1.H1:Sheet1.H1</svg:desc>
                </draw:g>
              </table:table-cell>
              <table:table-cell office:value-type="string">
                <text:p>mean_virial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A2:Sheet1.A13</svg:desc>
                </draw:g>
              </table:table-cell>
              <table:table-cell office:value-type="float" office:value="3.9246">
                <text:p>3.9246</text:p>
                <draw:g>
                  <svg:desc>Sheet1.H2:Sheet1.H13</svg:desc>
                </draw:g>
              </table:table-cell>
              <table:table-cell office:value-type="float" office:value="4.2287">
                <text:p>4.2287</text:p>
                <draw:g>
                  <svg:desc>Sheet1.I2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4.0312">
                <text:p>4.0312</text:p>
              </table:table-cell>
              <table:table-cell office:value-type="float" office:value="4.2725">
                <text:p>4.2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4.052">
                <text:p>4.052</text:p>
              </table:table-cell>
              <table:table-cell office:value-type="float" office:value="4.2596">
                <text:p>4.2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4">
                <text:p>864</text:p>
              </table:table-cell>
              <table:table-cell office:value-type="float" office:value="4.1423">
                <text:p>4.1423</text:p>
              </table:table-cell>
              <table:table-cell office:value-type="float" office:value="4.2888">
                <text:p>4.2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2">
                <text:p>1372</text:p>
              </table:table-cell>
              <table:table-cell office:value-type="float" office:value="4.168">
                <text:p>4.168</text:p>
              </table:table-cell>
              <table:table-cell office:value-type="float" office:value="4.2874">
                <text:p>4.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6">
                <text:p>2916</text:p>
              </table:table-cell>
              <table:table-cell office:value-type="float" office:value="4.1805">
                <text:p>4.1805</text:p>
              </table:table-cell>
              <table:table-cell office:value-type="float" office:value="4.2845">
                <text:p>4.2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2">
                <text:p>972</text:p>
              </table:table-cell>
              <table:table-cell office:value-type="float" office:value="4.091">
                <text:p>4.091</text:p>
              </table:table-cell>
              <table:table-cell office:value-type="float" office:value="4.2682">
                <text:p>4.2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4">
                <text:p>324</text:p>
              </table:table-cell>
              <table:table-cell office:value-type="float" office:value="4.0011">
                <text:p>4.0011</text:p>
              </table:table-cell>
              <table:table-cell office:value-type="float" office:value="4.258">
                <text:p>4.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  <table:table-cell office:value-type="float" office:value="4.0819">
                <text:p>4.0819</text:p>
              </table:table-cell>
              <table:table-cell office:value-type="float" office:value="4.2755">
                <text:p>4.2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000">
                <text:p>32000</text:p>
              </table:table-cell>
              <table:table-cell office:value-type="float" office:value="4.2532">
                <text:p>4.2532</text:p>
              </table:table-cell>
              <table:table-cell office:value-type="float" office:value="4.2886">
                <text:p>4.2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2">
                <text:p>3072</text:p>
              </table:table-cell>
              <table:table-cell office:value-type="float" office:value="4.1363">
                <text:p>4.1363</text:p>
              </table:table-cell>
              <table:table-cell office:value-type="float" office:value="4.2792">
                <text:p>4.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">
                <text:p>108</text:p>
              </table:table-cell>
              <table:table-cell office:value-type="float" office:value="3.9298">
                <text:p>3.9298</text:p>
              </table:table-cell>
              <table:table-cell office:value-type="float" office:value="4.234">
                <text:p>4.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76cm" svg:height="9cm" xlink:href=".." xlink:type="simple" chart:class="chart:scatter" chart:style-name="ch1">
        <chart:title svg:x="3.764cm" svg:y="0.316cm" chart:style-name="ch2">
          <text:p>Standard Dev stress vs no mols</text:p>
        </chart:title>
        <chart:legend chart:legend-position="end" svg:x="11.331cm" svg:y="2.067cm" chart:style-name="ch3"/>
        <chart:plot-area chart:style-name="ch4" table:cell-range-address="Sheet1.A2:Sheet1.A13 Sheet1.J1:Sheet1.K13" chart:data-source-has-labels="row" svg:x="0.67cm" svg:y="1.634cm" svg:width="13.956cm" svg:height="6.203cm">
          <chartooo:coordinate-region svg:x="1.847cm" svg:y="1.833cm" svg:width="12.142cm" svg:height="5.357cm"/>
          <chart:axis chart:dimension="x" chart:name="primary-x" chart:style-name="ch5">
            <chart:title svg:x="7.247cm" svg:y="8.017cm" chart:style-name="ch6">
              <text:p>mols</text:p>
            </chart:title>
          </chart:axis>
          <chart:axis chart:dimension="y" chart:name="primary-y" chart:style-name="ch7">
            <chart:title svg:x="0cm" svg:y="5.467cm" chart:style-name="ch8">
              <text:p>std stress</text:p>
            </chart:title>
            <chart:grid chart:style-name="ch9" chart:class="major"/>
          </chart:axis>
          <chart:series chart:style-name="ch10" chart:values-cell-range-address="Sheet1.J2:Sheet1.J13" chart:label-cell-address="Sheet1.J1:Sheet1.J1" chart:class="chart:scatter">
            <chart:domain table:cell-range-address="Sheet1.A2:Sheet1.A13"/>
            <chart:data-point chart:repeated="12"/>
          </chart:series>
          <chart:series chart:style-name="ch11" chart:values-cell-range-address="Sheet1.K2:Sheet1.K13" chart:label-cell-address="Sheet1.K1:Sheet1.K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d_CV</text:p>
                <draw:g>
                  <svg:desc>Sheet1.J1:Sheet1.J1</svg:desc>
                </draw:g>
              </table:table-cell>
              <table:table-cell office:value-type="string">
                <text:p>std_virial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A2:Sheet1.A13</svg:desc>
                </draw:g>
              </table:table-cell>
              <table:table-cell office:value-type="float" office:value="0.66944">
                <text:p>0.66944</text:p>
                <draw:g>
                  <svg:desc>Sheet1.J2:Sheet1.J13</svg:desc>
                </draw:g>
              </table:table-cell>
              <table:table-cell office:value-type="float" office:value="0.25833">
                <text:p>0.25833</text:p>
                <draw:g>
                  <svg:desc>Sheet1.K2:Sheet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51327">
                <text:p>0.51327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42469">
                <text:p>0.42469</text:p>
              </table:table-cell>
              <table:table-cell office:value-type="float" office:value="0.12295">
                <text:p>0.12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4">
                <text:p>864</text:p>
              </table:table-cell>
              <table:table-cell office:value-type="float" office:value="0.36682">
                <text:p>0.36682</text:p>
              </table:table-cell>
              <table:table-cell office:value-type="float" office:value="0.098571">
                <text:p>0.09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2">
                <text:p>1372</text:p>
              </table:table-cell>
              <table:table-cell office:value-type="float" office:value="0.29855">
                <text:p>0.29855</text:p>
              </table:table-cell>
              <table:table-cell office:value-type="float" office:value="0.082091">
                <text:p>0.082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6">
                <text:p>2916</text:p>
              </table:table-cell>
              <table:table-cell office:value-type="float" office:value="0.254">
                <text:p>0.254</text:p>
              </table:table-cell>
              <table:table-cell office:value-type="float" office:value="0.058968">
                <text:p>0.058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2">
                <text:p>972</text:p>
              </table:table-cell>
              <table:table-cell office:value-type="float" office:value="0.36556">
                <text:p>0.36556</text:p>
              </table:table-cell>
              <table:table-cell office:value-type="float" office:value="0.096132">
                <text:p>0.096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4">
                <text:p>324</text:p>
              </table:table-cell>
              <table:table-cell office:value-type="float" office:value="0.5462">
                <text:p>0.5462</text:p>
              </table:table-cell>
              <table:table-cell office:value-type="float" office:value="0.15302">
                <text:p>0.15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0">
                <text:p>2160</text:p>
              </table:table-cell>
              <table:table-cell office:value-type="float" office:value="0.43418">
                <text:p>0.43418</text:p>
              </table:table-cell>
              <table:table-cell office:value-type="float" office:value="0.069305">
                <text:p>0.069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000">
                <text:p>32000</text:p>
              </table:table-cell>
              <table:table-cell office:value-type="float" office:value="0.11441">
                <text:p>0.11441</text:p>
              </table:table-cell>
              <table:table-cell office:value-type="float" office:value="0.038389">
                <text:p>0.038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2">
                <text:p>3072</text:p>
              </table:table-cell>
              <table:table-cell office:value-type="float" office:value="0.27194">
                <text:p>0.27194</text:p>
              </table:table-cell>
              <table:table-cell office:value-type="float" office:value="0.056751">
                <text:p>0.056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">
                <text:p>108</text:p>
              </table:table-cell>
              <table:table-cell office:value-type="float" office:value="0.68579">
                <text:p>0.68579</text:p>
              </table:table-cell>
              <table:table-cell office:value-type="float" office:value="0.25767">
                <text:p>0.25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title svg:x="4.239cm" svg:y="0.315cm" chart:style-name="ch2">
          <text:p>mean stress vs surface/volume ratio</text:p>
        </chart:title>
        <chart:legend chart:legend-position="end" svg:x="3.19cm" svg:y="5.458cm" chart:style-name="ch3"/>
        <chart:plot-area chart:style-name="ch4" table:cell-range-address="Sheet1.G2:Sheet1.I13 Sheet1.H1:Sheet1.I1" chart:data-source-has-labels="row" svg:x="1.331cm" svg:y="1.631cm" svg:width="14.804cm" svg:height="6.191cm">
          <chartooo:coordinate-region svg:x="2.085cm" svg:y="1.831cm" svg:width="13.704cm" svg:height="5.344cm"/>
          <chart:axis chart:dimension="x" chart:name="primary-x" chart:style-name="ch5">
            <chart:title svg:x="7.578cm" svg:y="8.001cm" chart:style-name="ch6">
              <text:p>surface/volume</text:p>
            </chart:title>
          </chart:axis>
          <chart:axis chart:dimension="y" chart:name="primary-y" chart:style-name="ch7">
            <chart:title svg:x="0.451cm" svg:y="5.67cm" chart:style-name="ch8">
              <text:p>mean stress</text:p>
            </chart:title>
            <chart:grid chart:style-name="ch9" chart:class="major"/>
          </chart:axis>
          <chart:series chart:style-name="ch10" chart:values-cell-range-address="Sheet1.H2:Sheet1.H13" chart:label-cell-address="Sheet1.H1:Sheet1.H1" chart:class="chart:scatter">
            <chart:domain table:cell-range-address="Sheet1.G2:Sheet1.G13"/>
            <chart:data-point chart:repeated="12"/>
          </chart:series>
          <chart:series chart:style-name="ch11" chart:values-cell-range-address="Sheet1.I2:Sheet1.I13" chart:label-cell-address="Sheet1.I1:Sheet1.I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ean_CV</text:p>
                <draw:g>
                  <svg:desc>Sheet1.H1:Sheet1.H1</svg:desc>
                </draw:g>
              </table:table-cell>
              <table:table-cell office:value-type="string">
                <text:p>mean_virial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6961344275717">
                <text:p>1.16961344275717</text:p>
                <draw:g>
                  <svg:desc>Sheet1.G2:Sheet1.G13</svg:desc>
                </draw:g>
              </table:table-cell>
              <table:table-cell office:value-type="float" office:value="3.9246">
                <text:p>3.9246</text:p>
                <draw:g>
                  <svg:desc>Sheet1.H2:Sheet1.H13</svg:desc>
                </draw:g>
              </table:table-cell>
              <table:table-cell office:value-type="float" office:value="4.2287">
                <text:p>4.2287</text:p>
                <draw:g>
                  <svg:desc>Sheet1.I2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7205807102443">
                <text:p>0.877205807102443</text:p>
              </table:table-cell>
              <table:table-cell office:value-type="float" office:value="4.0312">
                <text:p>4.0312</text:p>
              </table:table-cell>
              <table:table-cell office:value-type="float" office:value="4.2725">
                <text:p>4.2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1762593714546">
                <text:p>0.701762593714546</text:p>
              </table:table-cell>
              <table:table-cell office:value-type="float" office:value="4.052">
                <text:p>4.052</text:p>
              </table:table-cell>
              <table:table-cell office:value-type="float" office:value="4.2596">
                <text:p>4.2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4795321637427">
                <text:p>0.584795321637427</text:p>
              </table:table-cell>
              <table:table-cell office:value-type="float" office:value="4.1423">
                <text:p>4.1423</text:p>
              </table:table-cell>
              <table:table-cell office:value-type="float" office:value="4.2888">
                <text:p>4.2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125313283208">
                <text:p>0.50125313283208</text:p>
              </table:table-cell>
              <table:table-cell office:value-type="float" office:value="4.168">
                <text:p>4.168</text:p>
              </table:table-cell>
              <table:table-cell office:value-type="float" office:value="4.2874">
                <text:p>4.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863547758285">
                <text:p>0.389863547758285</text:p>
              </table:table-cell>
              <table:table-cell office:value-type="float" office:value="4.1805">
                <text:p>4.1805</text:p>
              </table:table-cell>
              <table:table-cell office:value-type="float" office:value="4.2845">
                <text:p>4.2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780179424579">
                <text:p>0.649780179424579</text:p>
              </table:table-cell>
              <table:table-cell office:value-type="float" office:value="4.091">
                <text:p>4.091</text:p>
              </table:table-cell>
              <table:table-cell office:value-type="float" office:value="4.2682">
                <text:p>4.2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9696811090874">
                <text:p>0.909696811090874</text:p>
              </table:table-cell>
              <table:table-cell office:value-type="float" office:value="4.0011">
                <text:p>4.0011</text:p>
              </table:table-cell>
              <table:table-cell office:value-type="float" office:value="4.258">
                <text:p>4.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923547255936">
                <text:p>0.79923547255936</text:p>
              </table:table-cell>
              <table:table-cell office:value-type="float" office:value="4.0819">
                <text:p>4.0819</text:p>
              </table:table-cell>
              <table:table-cell office:value-type="float" office:value="4.2755">
                <text:p>4.2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4.2532">
                <text:p>4.2532</text:p>
              </table:table-cell>
              <table:table-cell office:value-type="float" office:value="4.2886">
                <text:p>4.2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06997799508">
                <text:p>0.53606997799508</text:p>
              </table:table-cell>
              <table:table-cell office:value-type="float" office:value="4.1363">
                <text:p>4.1363</text:p>
              </table:table-cell>
              <table:table-cell office:value-type="float" office:value="4.2792">
                <text:p>4.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6961344275717">
                <text:p>1.16961344275717</text:p>
              </table:table-cell>
              <table:table-cell office:value-type="float" office:value="3.9298">
                <text:p>3.9298</text:p>
              </table:table-cell>
              <table:table-cell office:value-type="float" office:value="4.234">
                <text:p>4.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title svg:x="4.504cm" svg:y="0.315cm" chart:style-name="ch2">
          <text:p>std stress vs surface/volume ratio</text:p>
        </chart:title>
        <chart:legend chart:legend-position="end" svg:x="13.287cm" svg:y="5.996cm" chart:style-name="ch3"/>
        <chart:plot-area chart:style-name="ch4" table:cell-range-address="Sheet1.G2:Sheet1.G13 Sheet1.J1:Sheet1.K13" chart:data-source-has-labels="row" svg:x="1.331cm" svg:y="1.633cm" svg:width="14.427cm" svg:height="6.201cm">
          <chartooo:coordinate-region svg:x="2.508cm" svg:y="1.832cm" svg:width="12.904cm" svg:height="5.355cm"/>
          <chart:axis chart:dimension="x" chart:name="primary-x" chart:style-name="ch5">
            <chart:title svg:x="7.389cm" svg:y="8.013cm" chart:style-name="ch6">
              <text:p>surface/volume</text:p>
            </chart:title>
          </chart:axis>
          <chart:axis chart:dimension="y" chart:name="primary-y" chart:style-name="ch7">
            <chart:title svg:x="0.451cm" svg:y="5.465cm" chart:style-name="ch8">
              <text:p>std stress</text:p>
            </chart:title>
            <chart:grid chart:style-name="ch9" chart:class="major"/>
          </chart:axis>
          <chart:series chart:style-name="ch10" chart:values-cell-range-address="Sheet1.J2:Sheet1.J13" chart:label-cell-address="Sheet1.J1:Sheet1.J1" chart:class="chart:scatter">
            <chart:domain table:cell-range-address="Sheet1.G2:Sheet1.G13"/>
            <chart:data-point chart:repeated="12"/>
          </chart:series>
          <chart:series chart:style-name="ch11" chart:values-cell-range-address="Sheet1.K2:Sheet1.K13" chart:label-cell-address="Sheet1.K1:Sheet1.K1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td_CV</text:p>
                <draw:g>
                  <svg:desc>Sheet1.J1:Sheet1.J1</svg:desc>
                </draw:g>
              </table:table-cell>
              <table:table-cell office:value-type="string">
                <text:p>std_virial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6961344275717">
                <text:p>1.16961344275717</text:p>
                <draw:g>
                  <svg:desc>Sheet1.G2:Sheet1.G13</svg:desc>
                </draw:g>
              </table:table-cell>
              <table:table-cell office:value-type="float" office:value="0.66944">
                <text:p>0.66944</text:p>
                <draw:g>
                  <svg:desc>Sheet1.J2:Sheet1.J13</svg:desc>
                </draw:g>
              </table:table-cell>
              <table:table-cell office:value-type="float" office:value="0.25833">
                <text:p>0.25833</text:p>
                <draw:g>
                  <svg:desc>Sheet1.K2:Sheet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7205807102443">
                <text:p>0.877205807102443</text:p>
              </table:table-cell>
              <table:table-cell office:value-type="float" office:value="0.51327">
                <text:p>0.51327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1762593714546">
                <text:p>0.701762593714546</text:p>
              </table:table-cell>
              <table:table-cell office:value-type="float" office:value="0.42469">
                <text:p>0.42469</text:p>
              </table:table-cell>
              <table:table-cell office:value-type="float" office:value="0.12295">
                <text:p>0.12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4795321637427">
                <text:p>0.584795321637427</text:p>
              </table:table-cell>
              <table:table-cell office:value-type="float" office:value="0.36682">
                <text:p>0.36682</text:p>
              </table:table-cell>
              <table:table-cell office:value-type="float" office:value="0.098571">
                <text:p>0.09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125313283208">
                <text:p>0.50125313283208</text:p>
              </table:table-cell>
              <table:table-cell office:value-type="float" office:value="0.29855">
                <text:p>0.29855</text:p>
              </table:table-cell>
              <table:table-cell office:value-type="float" office:value="0.082091">
                <text:p>0.0820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863547758285">
                <text:p>0.389863547758285</text:p>
              </table:table-cell>
              <table:table-cell office:value-type="float" office:value="0.254">
                <text:p>0.254</text:p>
              </table:table-cell>
              <table:table-cell office:value-type="float" office:value="0.058968">
                <text:p>0.058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9780179424579">
                <text:p>0.649780179424579</text:p>
              </table:table-cell>
              <table:table-cell office:value-type="float" office:value="0.36556">
                <text:p>0.36556</text:p>
              </table:table-cell>
              <table:table-cell office:value-type="float" office:value="0.096132">
                <text:p>0.096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9696811090874">
                <text:p>0.909696811090874</text:p>
              </table:table-cell>
              <table:table-cell office:value-type="float" office:value="0.5462">
                <text:p>0.5462</text:p>
              </table:table-cell>
              <table:table-cell office:value-type="float" office:value="0.15302">
                <text:p>0.15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923547255936">
                <text:p>0.79923547255936</text:p>
              </table:table-cell>
              <table:table-cell office:value-type="float" office:value="0.43418">
                <text:p>0.43418</text:p>
              </table:table-cell>
              <table:table-cell office:value-type="float" office:value="0.069305">
                <text:p>0.069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5438596491228">
                <text:p>0.175438596491228</text:p>
              </table:table-cell>
              <table:table-cell office:value-type="float" office:value="0.11441">
                <text:p>0.11441</text:p>
              </table:table-cell>
              <table:table-cell office:value-type="float" office:value="0.038389">
                <text:p>0.038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06997799508">
                <text:p>0.53606997799508</text:p>
              </table:table-cell>
              <table:table-cell office:value-type="float" office:value="0.27194">
                <text:p>0.27194</text:p>
              </table:table-cell>
              <table:table-cell office:value-type="float" office:value="0.056751">
                <text:p>0.056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6961344275717">
                <text:p>1.16961344275717</text:p>
              </table:table-cell>
              <table:table-cell office:value-type="float" office:value="0.68579">
                <text:p>0.68579</text:p>
              </table:table-cell>
              <table:table-cell office:value-type="float" office:value="0.25767">
                <text:p>0.257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.7" chart:maximum="4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J38:Sheet1.J52" chart:error-lower-range="Sheet1.J38:Sheet1.J52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category="cell-range"/>
      <style:graphic-properties draw:stroke="dash" draw:stroke-dash="Ultrafine_20_Dashed" svg:stroke-width="0.02cm" svg:stroke-color="#0000ff"/>
    </style:style>
    <style:style style:name="ch9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1.K38:Sheet1.K52" chart:error-lower-range="Sheet1.K38:Sheet1.K52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  <style:graphic-properties svg:stroke-width="0.04cm" svg:stroke-color="#80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08cm" svg:height="12.022cm" xlink:href=".." xlink:type="simple" chart:class="chart:scatter" chart:style-name="ch1">
        <chart:legend chart:legend-position="end" svg:x="12.938cm" svg:y="5.491cm" chart:style-name="ch2"/>
        <chart:plot-area chart:style-name="ch3" table:cell-range-address="Sheet1.G38:Sheet1.I52" svg:x="0.756cm" svg:y="1.095cm" svg:width="11.57cm" svg:height="10.267cm">
          <chartooo:coordinate-region svg:x="1.511cm" svg:y="1.294cm" svg:width="10.457cm" svg:height="9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8:Sheet1.H52" chart:class="chart:scatter">
            <chart:domain table:cell-range-address="Sheet1.G38:Sheet1.G52"/>
            <chart:error-indicator chart:style-name="ch8" chart:dimension="y"/>
            <chart:data-point chart:repeated="15"/>
          </chart:series>
          <chart:series chart:style-name="ch9" chart:values-cell-range-address="Sheet1.I38:Sheet1.I52" chart:class="chart:scatter">
            <chart:error-indicator chart:style-name="ch10" chart:dimension="y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4795321637427">
                <text:p>0.584795321637427</text:p>
                <draw:g>
                  <svg:desc>Sheet1.G38:Sheet1.G52</svg:desc>
                </draw:g>
              </table:table-cell>
              <table:table-cell office:value-type="float" office:value="4.1279">
                <text:p>4.1279</text:p>
                <draw:g>
                  <svg:desc>Sheet1.H38:Sheet1.H52</svg:desc>
                </draw:g>
              </table:table-cell>
              <table:table-cell office:value-type="float" office:value="0.36673">
                <text:p>0.36673</text:p>
                <draw:g>
                  <svg:desc>Sheet1.J38:Sheet1.J52</svg:desc>
                </draw:g>
              </table:table-cell>
              <table:table-cell office:value-type="float" office:value="0.36673">
                <text:p>0.36673</text:p>
                <draw:g>
                  <svg:desc>Sheet1.J38:Sheet1.J52</svg:desc>
                </draw:g>
              </table:table-cell>
              <table:table-cell office:value-type="float" office:value="4.2832">
                <text:p>4.2832</text:p>
                <draw:g>
                  <svg:desc>Sheet1.I38:Sheet1.I52</svg:desc>
                </draw:g>
              </table:table-cell>
              <table:table-cell office:value-type="float" office:value="0.092744">
                <text:p>0.092744</text:p>
                <draw:g>
                  <svg:desc>Sheet1.K38:Sheet1.K52</svg:desc>
                </draw:g>
              </table:table-cell>
              <table:table-cell office:value-type="float" office:value="0.092744">
                <text:p>0.092744</text:p>
                <draw:g>
                  <svg:desc>Sheet1.K38:Sheet1.K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9100529100529">
                <text:p>0.529100529100529</text:p>
              </table:table-cell>
              <table:table-cell office:value-type="float" office:value="4.1376">
                <text:p>4.1376</text:p>
              </table:table-cell>
              <table:table-cell office:value-type="float" office:value="0.32818">
                <text:p>0.32818</text:p>
              </table:table-cell>
              <table:table-cell office:value-type="float" office:value="0.32818">
                <text:p>0.32818</text:p>
              </table:table-cell>
              <table:table-cell office:value-type="float" office:value="4.2857">
                <text:p>4.2857</text:p>
              </table:table-cell>
              <table:table-cell office:value-type="float" office:value="0.083922">
                <text:p>0.083922</text:p>
              </table:table-cell>
              <table:table-cell office:value-type="float" office:value="0.083922">
                <text:p>0.083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7329434697856">
                <text:p>0.487329434697856</text:p>
              </table:table-cell>
              <table:table-cell office:value-type="float" office:value="4.158">
                <text:p>4.158</text:p>
              </table:table-cell>
              <table:table-cell office:value-type="float" office:value="0.30129">
                <text:p>0.30129</text:p>
              </table:table-cell>
              <table:table-cell office:value-type="float" office:value="0.30129">
                <text:p>0.30129</text:p>
              </table:table-cell>
              <table:table-cell office:value-type="float" office:value="4.2887">
                <text:p>4.2887</text:p>
              </table:table-cell>
              <table:table-cell office:value-type="float" office:value="0.06853">
                <text:p>0.06853</text:p>
              </table:table-cell>
              <table:table-cell office:value-type="float" office:value="0.06853">
                <text:p>0.06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4840805717999">
                <text:p>0.454840805717999</text:p>
              </table:table-cell>
              <table:table-cell office:value-type="float" office:value="4.1702">
                <text:p>4.1702</text:p>
              </table:table-cell>
              <table:table-cell office:value-type="float" office:value="0.27887">
                <text:p>0.27887</text:p>
              </table:table-cell>
              <table:table-cell office:value-type="float" office:value="0.27887">
                <text:p>0.27887</text:p>
              </table:table-cell>
              <table:table-cell office:value-type="float" office:value="4.2879">
                <text:p>4.2879</text:p>
              </table:table-cell>
              <table:table-cell office:value-type="float" office:value="0.059017">
                <text:p>0.059017</text:p>
              </table:table-cell>
              <table:table-cell office:value-type="float" office:value="0.059017">
                <text:p>0.059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8849902534113">
                <text:p>0.428849902534113</text:p>
              </table:table-cell>
              <table:table-cell office:value-type="float" office:value="4.1698">
                <text:p>4.1698</text:p>
              </table:table-cell>
              <table:table-cell office:value-type="float" office:value="0.27206">
                <text:p>0.27206</text:p>
              </table:table-cell>
              <table:table-cell office:value-type="float" office:value="0.27206">
                <text:p>0.27206</text:p>
              </table:table-cell>
              <table:table-cell office:value-type="float" office:value="4.2918">
                <text:p>4.2918</text:p>
              </table:table-cell>
              <table:table-cell office:value-type="float" office:value="0.05514">
                <text:p>0.05514</text:p>
              </table:table-cell>
              <table:table-cell office:value-type="float" office:value="0.05514">
                <text:p>0.05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7584618110934">
                <text:p>0.407584618110934</text:p>
              </table:table-cell>
              <table:table-cell office:value-type="float" office:value="4.1753">
                <text:p>4.1753</text:p>
              </table:table-cell>
              <table:table-cell office:value-type="float" office:value="0.25168">
                <text:p>0.25168</text:p>
              </table:table-cell>
              <table:table-cell office:value-type="float" office:value="0.25168">
                <text:p>0.25168</text:p>
              </table:table-cell>
              <table:table-cell office:value-type="float" office:value="4.2872">
                <text:p>4.2872</text:p>
              </table:table-cell>
              <table:table-cell office:value-type="float" office:value="0.050508">
                <text:p>0.050508</text:p>
              </table:table-cell>
              <table:table-cell office:value-type="float" office:value="0.050508">
                <text:p>0.050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9863547758285">
                <text:p>0.389863547758285</text:p>
              </table:table-cell>
              <table:table-cell office:value-type="float" office:value="4.1828">
                <text:p>4.1828</text:p>
              </table:table-cell>
              <table:table-cell office:value-type="float" office:value="0.24167">
                <text:p>0.24167</text:p>
              </table:table-cell>
              <table:table-cell office:value-type="float" office:value="0.24167">
                <text:p>0.24167</text:p>
              </table:table-cell>
              <table:table-cell office:value-type="float" office:value="4.2871">
                <text:p>4.2871</text:p>
              </table:table-cell>
              <table:table-cell office:value-type="float" office:value="0.045463">
                <text:p>0.045463</text:p>
              </table:table-cell>
              <table:table-cell office:value-type="float" office:value="0.045463">
                <text:p>0.045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4868795921427">
                <text:p>0.374868795921427</text:p>
              </table:table-cell>
              <table:table-cell office:value-type="float" office:value="4.1909">
                <text:p>4.1909</text:p>
              </table:table-cell>
              <table:table-cell office:value-type="float" office:value="0.22949">
                <text:p>0.22949</text:p>
              </table:table-cell>
              <table:table-cell office:value-type="float" office:value="0.22949">
                <text:p>0.22949</text:p>
              </table:table-cell>
              <table:table-cell office:value-type="float" office:value="4.2877">
                <text:p>4.2877</text:p>
              </table:table-cell>
              <table:table-cell office:value-type="float" office:value="0.042283">
                <text:p>0.042283</text:p>
              </table:table-cell>
              <table:table-cell office:value-type="float" office:value="0.042283">
                <text:p>0.042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2016151489836">
                <text:p>0.362016151489836</text:p>
              </table:table-cell>
              <table:table-cell office:value-type="float" office:value="4.1925">
                <text:p>4.1925</text:p>
              </table:table-cell>
              <table:table-cell office:value-type="float" office:value="0.22351">
                <text:p>0.22351</text:p>
              </table:table-cell>
              <table:table-cell office:value-type="float" office:value="0.22351">
                <text:p>0.22351</text:p>
              </table:table-cell>
              <table:table-cell office:value-type="float" office:value="4.2881">
                <text:p>4.2881</text:p>
              </table:table-cell>
              <table:table-cell office:value-type="float" office:value="0.040705">
                <text:p>0.040705</text:p>
              </table:table-cell>
              <table:table-cell office:value-type="float" office:value="0.040705">
                <text:p>0.040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0877192982456">
                <text:p>0.350877192982456</text:p>
              </table:table-cell>
              <table:table-cell office:value-type="float" office:value="4.1887">
                <text:p>4.1887</text:p>
              </table:table-cell>
              <table:table-cell office:value-type="float" office:value="0.21632">
                <text:p>0.21632</text:p>
              </table:table-cell>
              <table:table-cell office:value-type="float" office:value="0.21632">
                <text:p>0.21632</text:p>
              </table:table-cell>
              <table:table-cell office:value-type="float" office:value="4.288">
                <text:p>4.288</text:p>
              </table:table-cell>
              <table:table-cell office:value-type="float" office:value="0.037039">
                <text:p>0.037039</text:p>
              </table:table-cell>
              <table:table-cell office:value-type="float" office:value="0.037039">
                <text:p>0.037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1130604288499">
                <text:p>0.341130604288499</text:p>
              </table:table-cell>
              <table:table-cell office:value-type="float" office:value="4.2011">
                <text:p>4.2011</text:p>
              </table:table-cell>
              <table:table-cell office:value-type="float" office:value="0.20413">
                <text:p>0.20413</text:p>
              </table:table-cell>
              <table:table-cell office:value-type="float" office:value="0.20413">
                <text:p>0.20413</text:p>
              </table:table-cell>
              <table:table-cell office:value-type="float" office:value="4.2888">
                <text:p>4.2888</text:p>
              </table:table-cell>
              <table:table-cell office:value-type="float" office:value="0.034659">
                <text:p>0.034659</text:p>
              </table:table-cell>
              <table:table-cell office:value-type="float" office:value="0.034659">
                <text:p>0.0346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2530673087949">
                <text:p>0.332530673087949</text:p>
              </table:table-cell>
              <table:table-cell office:value-type="float" office:value="4.1934">
                <text:p>4.1934</text:p>
              </table:table-cell>
              <table:table-cell office:value-type="float" office:value="0.19894">
                <text:p>0.19894</text:p>
              </table:table-cell>
              <table:table-cell office:value-type="float" office:value="0.19894">
                <text:p>0.19894</text:p>
              </table:table-cell>
              <table:table-cell office:value-type="float" office:value="4.288">
                <text:p>4.288</text:p>
              </table:table-cell>
              <table:table-cell office:value-type="float" office:value="0.031606">
                <text:p>0.031606</text:p>
              </table:table-cell>
              <table:table-cell office:value-type="float" office:value="0.031606">
                <text:p>0.031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4886289798571">
                <text:p>0.324886289798571</text:p>
              </table:table-cell>
              <table:table-cell office:value-type="float" office:value="4.1982">
                <text:p>4.1982</text:p>
              </table:table-cell>
              <table:table-cell office:value-type="float" office:value="0.19013">
                <text:p>0.19013</text:p>
              </table:table-cell>
              <table:table-cell office:value-type="float" office:value="0.19013">
                <text:p>0.19013</text:p>
              </table:table-cell>
              <table:table-cell office:value-type="float" office:value="4.2885">
                <text:p>4.2885</text:p>
              </table:table-cell>
              <table:table-cell office:value-type="float" office:value="0.03144">
                <text:p>0.03144</text:p>
              </table:table-cell>
              <table:table-cell office:value-type="float" office:value="0.03144">
                <text:p>0.03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804657843439">
                <text:p>0.31804657843439</text:p>
              </table:table-cell>
              <table:table-cell office:value-type="float" office:value="4.1978">
                <text:p>4.1978</text:p>
              </table:table-cell>
              <table:table-cell office:value-type="float" office:value="0.18298">
                <text:p>0.18298</text:p>
              </table:table-cell>
              <table:table-cell office:value-type="float" office:value="0.18298">
                <text:p>0.18298</text:p>
              </table:table-cell>
              <table:table-cell office:value-type="float" office:value="4.2874">
                <text:p>4.2874</text:p>
              </table:table-cell>
              <table:table-cell office:value-type="float" office:value="0.027923">
                <text:p>0.027923</text:p>
              </table:table-cell>
              <table:table-cell office:value-type="float" office:value="0.027923">
                <text:p>0.027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1890838206628">
                <text:p>0.311890838206628</text:p>
              </table:table-cell>
              <table:table-cell office:value-type="float" office:value="4.205">
                <text:p>4.205</text:p>
              </table:table-cell>
              <table:table-cell office:value-type="float" office:value="0.18115">
                <text:p>0.18115</text:p>
              </table:table-cell>
              <table:table-cell office:value-type="float" office:value="0.18115">
                <text:p>0.18115</text:p>
              </table:table-cell>
              <table:table-cell office:value-type="float" office:value="4.2892">
                <text:p>4.2892</text:p>
              </table:table-cell>
              <table:table-cell office:value-type="float" office:value="0.027278">
                <text:p>0.027278</text:p>
              </table:table-cell>
              <table:table-cell office:value-type="float" office:value="0.027278">
                <text:p>0.0272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